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-BoldMT" svg:font-family="Arial-BoldMT"/>
    <style:font-face style:name="ArialMT" svg:font-family="ArialMT" style:font-family-generic="swiss"/>
    <style:font-face style:name="Book Antiqua" svg:font-family="'Book Antiqua'"/>
    <style:font-face style:name="Mangal" svg:font-family="Mangal"/>
    <style:font-face style:name="Mangal1" svg:font-family="Mangal" style:font-family-generic="system" style:font-pitch="variable"/>
    <style:font-face style:name="Marianne" svg:font-family="Marianne" style:font-pitch="variable"/>
    <style:font-face style:name="OpenSymbol" svg:font-family="OpenSymbol" style:font-charset="x-symbol"/>
    <style:font-face style:name="OpenSymbol1" svg:font-family="OpenSymbol"/>
  </office:font-face-decls>
  <office:automatic-styles>
    <style:style style:name="Tableau9" style:family="table" style:master-page-name="First_20_Page">
      <style:table-properties style:width="18.5cm" style:page-number="auto" table:align="margins"/>
    </style:style>
    <style:style style:name="Tableau9.A" style:family="table-column">
      <style:table-column-properties style:column-width="1.884cm" style:rel-column-width="6673*"/>
    </style:style>
    <style:style style:name="Tableau9.B" style:family="table-column">
      <style:table-column-properties style:column-width="1.838cm" style:rel-column-width="6511*"/>
    </style:style>
    <style:style style:name="Tableau9.C" style:family="table-column">
      <style:table-column-properties style:column-width="1.295cm" style:rel-column-width="4586*"/>
    </style:style>
    <style:style style:name="Tableau9.D" style:family="table-column">
      <style:table-column-properties style:column-width="2.79cm" style:rel-column-width="9885*"/>
    </style:style>
    <style:style style:name="Tableau9.E" style:family="table-column">
      <style:table-column-properties style:column-width="7.9cm" style:rel-column-width="27987*"/>
    </style:style>
    <style:style style:name="Tableau9.F" style:family="table-column">
      <style:table-column-properties style:column-width="1.393cm" style:rel-column-width="4936*"/>
    </style:style>
    <style:style style:name="Tableau9.G" style:family="table-column">
      <style:table-column-properties style:column-width="1.399cm" style:rel-column-width="4957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>
      <style:table-cell-properties style:vertical-align="middle" fo:padding="0.097cm" fo:border="0.05pt solid #000000"/>
    </style:style>
    <style:style style:name="Tableau9.2" style:family="table-row">
      <style:table-row-properties style:min-row-height="1.106cm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A3" style:family="table-cell">
      <style:table-cell-properties fo:padding="0.097cm" fo:border-left="0.05pt solid #000000" fo:border-right="none" fo:border-top="none" fo:border-bottom="0.05pt solid #000000"/>
    </style:style>
    <style:style style:name="Tableau9.A4" style:family="table-cell">
      <style:table-cell-properties fo:padding="0.097cm" fo:border-left="0.05pt solid #000000" fo:border-right="none" fo:border-top="none" fo:border-bottom="0.05pt solid #000000"/>
    </style:style>
    <style:style style:name="Tableau9.5" style:family="table-row">
      <style:table-row-properties style:min-row-height="0.24cm"/>
    </style:style>
    <style:style style:name="Tableau9.A5" style:family="table-cell">
      <style:table-cell-properties fo:padding="0.097cm" fo:border-left="0.05pt solid #000000" fo:border-right="none" fo:border-top="none" fo:border-bottom="0.05pt solid #000000"/>
    </style:style>
    <style:style style:name="Tableau9.B5" style:family="table-cell">
      <style:table-cell-properties fo:padding="0.097cm" fo:border-left="0.05pt solid #000000" fo:border-right="none" fo:border-top="none" fo:border-bottom="0.05pt solid #000000"/>
    </style:style>
    <style:style style:name="Tableau9.C5" style:family="table-cell">
      <style:table-cell-properties fo:padding="0.097cm" fo:border-left="0.05pt solid #000000" fo:border-right="none" fo:border-top="none" fo:border-bottom="0.05pt solid #000000"/>
    </style:style>
    <style:style style:name="Tableau9.D5" style:family="table-cell">
      <style:table-cell-properties fo:padding="0.097cm" fo:border-left="0.05pt solid #000000" fo:border-right="none" fo:border-top="none" fo:border-bottom="0.05pt solid #000000"/>
    </style:style>
    <style:style style:name="Tableau9.E5" style:family="table-cell">
      <style:table-cell-properties fo:padding="0.097cm" fo:border-left="0.05pt solid #000000" fo:border-right="none" fo:border-top="none" fo:border-bottom="0.05pt solid #000000"/>
    </style:style>
    <style:style style:name="Tableau9.F5" style:family="table-cell">
      <style:table-cell-properties fo:padding="0.097cm" fo:border-left="0.05pt solid #000000" fo:border-right="none" fo:border-top="none" fo:border-bottom="0.05pt solid #000000"/>
    </style:style>
    <style:style style:name="Tableau9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6" style:family="table-cell">
      <style:table-cell-properties fo:padding="0.097cm" fo:border-left="0.05pt solid #000000" fo:border-right="none" fo:border-top="none" fo:border-bottom="0.05pt solid #000000"/>
    </style:style>
    <style:style style:name="Tableau9.B6" style:family="table-cell">
      <style:table-cell-properties fo:padding="0.097cm" fo:border-left="0.05pt solid #000000" fo:border-right="none" fo:border-top="none" fo:border-bottom="0.05pt solid #000000"/>
    </style:style>
    <style:style style:name="Tableau9.C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9.D6" style:family="table-cell">
      <style:table-cell-properties fo:padding="0.097cm" fo:border-left="0.05pt solid #000000" fo:border-right="none" fo:border-top="none" fo:border-bottom="0.05pt solid #000000"/>
    </style:style>
    <style:style style:name="Tableau9.E6" style:family="table-cell">
      <style:table-cell-properties fo:padding="0.097cm" fo:border-left="0.05pt solid #000000" fo:border-right="none" fo:border-top="none" fo:border-bottom="0.05pt solid #000000"/>
    </style:style>
    <style:style style:name="Tableau9.F6" style:family="table-cell">
      <style:table-cell-properties fo:padding="0.097cm" fo:border-left="0.05pt solid #000000" fo:border-right="none" fo:border-top="none" fo:border-bottom="0.05pt solid #000000"/>
    </style:style>
    <style:style style:name="Tableau9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8.5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14.A" style:family="table-column">
      <style:table-column-properties style:column-width="18.5cm" style:rel-column-width="65535*"/>
    </style:style>
    <style:style style:name="Tableau14.1" style:family="table-row">
      <style:table-row-properties fo:background-color="transparent" fo:keep-together="auto">
        <style:background-image/>
      </style:table-row-properties>
    </style:style>
    <style:style style:name="Tableau14.A1" style:family="table-cell">
      <style:table-cell-properties style:vertical-align="" fo:background-color="#e6e6e6" fo:padding="0.097cm" fo:border="0.05pt solid #000000" style:writing-mode="page">
        <style:background-image/>
      </style:table-cell-properties>
    </style:style>
    <style:style style:name="Tableau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4" style:family="table-row">
      <style:table-row-properties fo:background-color="transparent">
        <style:background-image/>
      </style:table-row-properties>
    </style:style>
    <style:style style:name="Tableau14.A4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.5" style:family="table-row">
      <style:table-row-properties fo:background-color="transparent">
        <style:background-image/>
      </style:table-row-properties>
    </style:style>
    <style:style style:name="Tableau14.A5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8.5cm" table:align="margins" fo:background-color="transparent">
        <style:background-image/>
      </style:table-properties>
    </style:style>
    <style:style style:name="Tableau15.A" style:family="table-column">
      <style:table-column-properties style:column-width="1.203cm" style:rel-column-width="4261*"/>
    </style:style>
    <style:style style:name="Tableau15.B" style:family="table-column">
      <style:table-column-properties style:column-width="2.886cm" style:rel-column-width="10222*"/>
    </style:style>
    <style:style style:name="Tableau15.C" style:family="table-column">
      <style:table-column-properties style:column-width="3.801cm" style:rel-column-width="13465*"/>
    </style:style>
    <style:style style:name="Tableau15.D" style:family="table-column">
      <style:table-column-properties style:column-width="1.358cm" style:rel-column-width="4811*"/>
    </style:style>
    <style:style style:name="Tableau15.E" style:family="table-column">
      <style:table-column-properties style:column-width="1.143cm" style:rel-column-width="4049*"/>
    </style:style>
    <style:style style:name="Tableau15.F" style:family="table-column">
      <style:table-column-properties style:column-width="3.2cm" style:rel-column-width="11334*"/>
    </style:style>
    <style:style style:name="Tableau15.G" style:family="table-column">
      <style:table-column-properties style:column-width="3.51cm" style:rel-column-width="12434*"/>
    </style:style>
    <style:style style:name="Tableau15.H" style:family="table-column">
      <style:table-column-properties style:column-width="1.401cm" style:rel-column-width="4959*"/>
    </style:style>
    <style:style style:name="Tableau15.A1" style:family="table-cell">
      <style:table-cell-properties style:border-line-width-right="0.028cm 0.028cm 0.028cm" fo:padding="0.097cm" fo:border-left="0.05pt solid #000000" fo:border-right="2.4pt double #000000" fo:border-top="0.05pt solid #000000" fo:border-bottom="0.05pt solid #000000"/>
    </style:style>
    <style:style style:name="Tableau15.2" style:family="table-row">
      <style:table-row-properties fo:background-color="transparent">
        <style:background-image/>
      </style:table-row-properties>
    </style:style>
    <style:style style:name="Tableau15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5.E2" style:family="table-cell">
      <style:table-cell-properties fo:background-color="#dddddd" style:border-line-width-right="0.028cm 0.028cm 0.028cm" fo:padding="0.097cm" fo:border-left="0.05pt solid #000000" fo:border-right="2.4pt double #000000" fo:border-top="none" fo:border-bottom="0.05pt solid #000000">
        <style:background-image/>
      </style:table-cell-properties>
    </style:style>
    <style:style style:name="Tableau15.A3" style:family="table-cell">
      <style:table-cell-properties style:border-line-width-bottom="0.007cm 0.007cm 0.007cm" fo:padding="0.097cm" fo:border-left="0.05pt solid #000000" fo:border-right="none" fo:border-top="none" fo:border-bottom="0.6pt double #000000"/>
    </style:style>
    <style:style style:name="Tableau15.B3" style:family="table-cell">
      <style:table-cell-properties style:border-line-width-bottom="0.007cm 0.007cm 0.007cm" fo:padding="0.097cm" fo:border-left="0.05pt solid #000000" fo:border-right="none" fo:border-top="none" fo:border-bottom="0.6pt double #000000"/>
    </style:style>
    <style:style style:name="Tableau15.C3" style:family="table-cell">
      <style:table-cell-properties style:border-line-width-bottom="0.007cm 0.007cm 0.007cm" fo:padding="0.097cm" fo:border-left="0.05pt solid #000000" fo:border-right="none" fo:border-top="none" fo:border-bottom="0.6pt double #000000"/>
    </style:style>
    <style:style style:name="Tableau15.D3" style:family="table-cell">
      <style:table-cell-properties style:border-line-width-bottom="0.007cm 0.007cm 0.007cm" fo:padding="0.097cm" fo:border-left="0.05pt solid #000000" fo:border-right="none" fo:border-top="none" fo:border-bottom="0.6pt double #000000"/>
    </style:style>
    <style:style style:name="Tableau15.E3" style:family="table-cell">
      <style:table-cell-properties style:border-line-width-bottom="0.007cm 0.007cm 0.007cm" fo:padding="0.097cm" fo:border-left="0.05pt solid #000000" fo:border-right="none" fo:border-top="none" fo:border-bottom="0.6pt double #000000"/>
    </style:style>
    <style:style style:name="Tableau15.F3" style:family="table-cell">
      <style:table-cell-properties style:border-line-width-bottom="0.007cm 0.007cm 0.007cm" fo:padding="0.097cm" fo:border-left="0.05pt solid #000000" fo:border-right="none" fo:border-top="none" fo:border-bottom="0.6pt double #000000"/>
    </style:style>
    <style:style style:name="Tableau15.G3" style:family="table-cell">
      <style:table-cell-properties style:border-line-width-bottom="0.007cm 0.007cm 0.007cm" fo:padding="0.097cm" fo:border-left="0.05pt solid #000000" fo:border-right="none" fo:border-top="none" fo:border-bottom="0.6pt double #000000"/>
    </style:style>
    <style:style style:name="Tableau15.H3" style:family="table-cell">
      <style:table-cell-properties style:border-line-width-right="0.028cm 0.028cm 0.028cm" style:border-line-width-bottom="0.007cm 0.007cm 0.007cm" fo:padding="0.097cm" fo:border-left="0.05pt solid #000000" fo:border-right="2.4pt double #000000" fo:border-top="none" fo:border-bottom="0.6pt double #000000"/>
    </style:style>
    <style:style style:name="Tableau15.A4" style:family="table-cell">
      <style:table-cell-properties fo:padding="0.097cm" fo:border-left="0.05pt solid #000000" fo:border-right="none" fo:border-top="none" fo:border-bottom="0.05pt solid #000000"/>
    </style:style>
    <style:style style:name="Tableau15.B4" style:family="table-cell">
      <style:table-cell-properties fo:padding="0.097cm" fo:border-left="0.05pt solid #000000" fo:border-right="none" fo:border-top="none" fo:border-bottom="0.05pt solid #000000"/>
    </style:style>
    <style:style style:name="Tableau15.C4" style:family="table-cell">
      <style:table-cell-properties fo:padding="0.097cm" fo:border-left="0.05pt solid #000000" fo:border-right="none" fo:border-top="none" fo:border-bottom="0.05pt solid #000000"/>
    </style:style>
    <style:style style:name="Tableau15.D4" style:family="table-cell">
      <style:table-cell-properties fo:padding="0.097cm" fo:border-left="0.05pt solid #000000" fo:border-right="none" fo:border-top="none" fo:border-bottom="0.05pt solid #000000"/>
    </style:style>
    <style:style style:name="Tableau15.A5" style:family="table-cell">
      <style:table-cell-properties fo:padding="0.097cm" fo:border-left="0.05pt solid #000000" fo:border-right="none" fo:border-top="none" fo:border-bottom="0.05pt solid #000000"/>
    </style:style>
    <style:style style:name="Tableau15.B5" style:family="table-cell">
      <style:table-cell-properties fo:padding="0.097cm" fo:border-left="0.05pt solid #000000" fo:border-right="none" fo:border-top="none" fo:border-bottom="0.05pt solid #000000"/>
    </style:style>
    <style:style style:name="Tableau15.C5" style:family="table-cell">
      <style:table-cell-properties fo:padding="0.097cm" fo:border-left="0.05pt solid #000000" fo:border-right="none" fo:border-top="none" fo:border-bottom="0.05pt solid #000000"/>
    </style:style>
    <style:style style:name="Tableau15.D5" style:family="table-cell">
      <style:table-cell-properties fo:padding="0.097cm" fo:border-left="0.05pt solid #000000" fo:border-right="none" fo:border-top="none" fo:border-bottom="0.05pt solid #000000"/>
    </style:style>
    <style:style style:name="Tableau15.E5" style:family="table-cell">
      <style:table-cell-properties fo:padding="0.097cm" fo:border-left="0.05pt solid #000000" fo:border-right="none" fo:border-top="none" fo:border-bottom="0.05pt solid #000000"/>
    </style:style>
    <style:style style:name="Tableau15.F5" style:family="table-cell">
      <style:table-cell-properties fo:padding="0.097cm" fo:border-left="0.05pt solid #000000" fo:border-right="none" fo:border-top="none" fo:border-bottom="0.05pt solid #000000"/>
    </style:style>
    <style:style style:name="Tableau15.G5" style:family="table-cell">
      <style:table-cell-properties fo:padding="0.097cm" fo:border-left="0.05pt solid #000000" fo:border-right="none" fo:border-top="none" fo:border-bottom="0.05pt solid #000000"/>
    </style:style>
    <style:style style:name="Tableau15.H5" style:family="table-cell">
      <style:table-cell-properties style:border-line-width-right="0.028cm 0.028cm 0.028cm" fo:padding="0.097cm" fo:border-left="0.05pt solid #000000" fo:border-right="2.4pt double #000000" fo:border-top="none" fo:border-bottom="0.05pt solid #000000"/>
    </style:style>
    <style:style style:name="Tableau15.A6" style:family="table-cell">
      <style:table-cell-properties fo:padding="0.097cm" fo:border-left="0.05pt solid #000000" fo:border-right="none" fo:border-top="none" fo:border-bottom="0.05pt solid #000000"/>
    </style:style>
    <style:style style:name="Tableau15.B6" style:family="table-cell">
      <style:table-cell-properties fo:padding="0.097cm" fo:border-left="0.05pt solid #000000" fo:border-right="none" fo:border-top="none" fo:border-bottom="0.05pt solid #000000"/>
    </style:style>
    <style:style style:name="Tableau15.C6" style:family="table-cell">
      <style:table-cell-properties fo:padding="0.097cm" fo:border-left="0.05pt solid #000000" fo:border-right="none" fo:border-top="none" fo:border-bottom="0.05pt solid #000000"/>
    </style:style>
    <style:style style:name="Tableau15.D6" style:family="table-cell">
      <style:table-cell-properties fo:padding="0.097cm" fo:border-left="0.05pt solid #000000" fo:border-right="none" fo:border-top="none" fo:border-bottom="0.05pt solid #000000"/>
    </style:style>
    <style:style style:name="Tableau15.E6" style:family="table-cell">
      <style:table-cell-properties fo:padding="0.097cm" fo:border-left="0.05pt solid #000000" fo:border-right="none" fo:border-top="none" fo:border-bottom="0.05pt solid #000000"/>
    </style:style>
    <style:style style:name="Tableau15.F6" style:family="table-cell">
      <style:table-cell-properties fo:padding="0.097cm" fo:border-left="0.05pt solid #000000" fo:border-right="none" fo:border-top="none" fo:border-bottom="0.05pt solid #000000"/>
    </style:style>
    <style:style style:name="Tableau15.G6" style:family="table-cell">
      <style:table-cell-properties fo:padding="0.097cm" fo:border-left="0.05pt solid #000000" fo:border-right="none" fo:border-top="none" fo:border-bottom="0.05pt solid #000000"/>
    </style:style>
    <style:style style:name="Tableau15.H6" style:family="table-cell">
      <style:table-cell-properties style:border-line-width-right="0.028cm 0.028cm 0.028cm" fo:padding="0.097cm" fo:border-left="0.05pt solid #000000" fo:border-right="2.4pt double #000000" fo:border-top="none" fo:border-bottom="0.05pt solid #000000"/>
    </style:style>
    <style:style style:name="Tableau15.A7" style:family="table-cell">
      <style:table-cell-properties fo:padding="0.097cm" fo:border-left="0.05pt solid #000000" fo:border-right="none" fo:border-top="none" fo:border-bottom="0.05pt solid #000000"/>
    </style:style>
    <style:style style:name="Tableau15.B7" style:family="table-cell">
      <style:table-cell-properties fo:padding="0.097cm" fo:border-left="0.05pt solid #000000" fo:border-right="none" fo:border-top="none" fo:border-bottom="0.05pt solid #000000"/>
    </style:style>
    <style:style style:name="Tableau15.C7" style:family="table-cell">
      <style:table-cell-properties fo:padding="0.097cm" fo:border-left="0.05pt solid #000000" fo:border-right="none" fo:border-top="none" fo:border-bottom="0.05pt solid #000000"/>
    </style:style>
    <style:style style:name="Tableau15.D7" style:family="table-cell">
      <style:table-cell-properties fo:padding="0.097cm" fo:border-left="0.05pt solid #000000" fo:border-right="none" fo:border-top="none" fo:border-bottom="0.05pt solid #000000"/>
    </style:style>
    <style:style style:name="Tableau15.E7" style:family="table-cell">
      <style:table-cell-properties fo:padding="0.097cm" fo:border-left="0.05pt solid #000000" fo:border-right="none" fo:border-top="none" fo:border-bottom="0.05pt solid #000000"/>
    </style:style>
    <style:style style:name="Tableau15.F7" style:family="table-cell">
      <style:table-cell-properties fo:padding="0.097cm" fo:border-left="0.05pt solid #000000" fo:border-right="none" fo:border-top="none" fo:border-bottom="0.05pt solid #000000"/>
    </style:style>
    <style:style style:name="Tableau15.G7" style:family="table-cell">
      <style:table-cell-properties fo:padding="0.097cm" fo:border-left="0.05pt solid #000000" fo:border-right="none" fo:border-top="none" fo:border-bottom="0.05pt solid #000000"/>
    </style:style>
    <style:style style:name="Tableau15.H7" style:family="table-cell">
      <style:table-cell-properties style:border-line-width-right="0.028cm 0.028cm 0.028cm" fo:padding="0.097cm" fo:border-left="0.05pt solid #000000" fo:border-right="2.4pt double #000000" fo:border-top="none" fo:border-bottom="0.05pt solid #000000"/>
    </style:style>
    <style:style style:name="Tableau15.A8" style:family="table-cell">
      <style:table-cell-properties style:border-line-width-right="0.028cm 0.028cm 0.028cm" fo:padding="0.097cm" fo:border-left="0.05pt solid #000000" fo:border-right="2.4pt double #000000" fo:border-top="none" fo:border-bottom="0.05pt solid #000000"/>
    </style:style>
    <style:style style:name="Tableau1" style:family="table">
      <style:table-properties style:width="18.5cm" table:align="margins"/>
    </style:style>
    <style:style style:name="Tableau1.A" style:family="table-column">
      <style:table-column-properties style:column-width="18.5cm" style:rel-column-width="65535*"/>
    </style:style>
    <style:style style:name="Tableau1.A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5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18.5cm" style:rel-column-width="65535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e6e6e6" fo:padding="0.097cm" fo:border="0.05pt solid #000000" style:writing-mode="page">
        <style:background-image/>
      </style:table-cell-properties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8.5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18.5cm" style:rel-column-width="65535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e6e6e6" fo:padding="0.097cm" fo:border="0.05pt solid #000000" style:writing-mode="page">
        <style:background-image/>
      </style:table-cell-properties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5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18.5cm" style:rel-column-width="65535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style:vertical-align="" fo:background-color="#e6e6e6" fo:padding="0.097cm" fo:border="0.05pt solid #000000" style:writing-mode="page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Arial" fo:font-size="10pt" officeooo:paragraph-rsid="002ff40d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style:font-name-asian="ArialMT" style:font-size-asian="10pt" style:font-weight-asian="bold" style:font-name-complex="ArialMT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text-underline-style="none" fo:font-weight="bold" style:font-name-asian="ArialMT" style:font-size-asian="10pt" style:font-weight-asian="bold" style:font-name-complex="ArialMT" style:font-size-complex="10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Arial" fo:font-size="10pt" style:text-underline-style="none" fo:font-weight="bold" style:font-name-asian="ArialMT" style:font-size-asian="10pt" style:font-weight-asian="bold" style:font-name-complex="ArialMT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style:font-name-asian="ArialMT" style:font-size-asian="10pt" style:font-weight-asian="normal" style:font-name-complex="ArialMT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officeooo:paragraph-rsid="002ff40d" style:font-name-asian="ArialMT" style:font-size-asian="10pt" style:font-weight-asian="normal" style:font-name-complex="ArialMT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officeooo:rsid="00223ae6" officeooo:paragraph-rsid="002ff40d" style:font-name-asian="ArialMT" style:font-size-asian="10pt" style:font-weight-asian="normal" style:font-name-complex="ArialMT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text-underline-style="none" fo:font-weight="normal" officeooo:rsid="003c5eac" officeooo:paragraph-rsid="003c5eac" style:font-name-asian="ArialMT" style:font-size-asian="10pt" style:font-weight-asian="normal" style:font-name-complex="ArialMT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officeooo:rsid="003c5eac" officeooo:paragraph-rsid="003c5eac" style:font-name-asian="ArialMT" style:font-size-asian="10pt" style:font-weight-asian="normal" style:font-name-complex="ArialMT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officeooo:rsid="003c5eac" officeooo:paragraph-rsid="003d728c" style:font-name-asian="ArialMT" style:font-size-asian="10pt" style:font-weight-asian="normal" style:font-name-complex="ArialMT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officeooo:rsid="004075c8" officeooo:paragraph-rsid="004075c8" style:font-name-asian="ArialMT" style:font-size-asian="10pt" style:font-weight-asian="normal" style:font-name-complex="ArialMT" style:font-size-complex="10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style:text-underline-style="none" fo:font-weight="normal" officeooo:rsid="0046048e" officeooo:paragraph-rsid="0046048e" style:font-name-asian="ArialMT" style:font-size-asian="10pt" style:font-weight-asian="normal" style:font-name-complex="ArialMT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officeooo:rsid="005bf245" officeooo:paragraph-rsid="005bf245" style:font-name-asian="ArialMT" style:font-size-asian="10pt" style:font-weight-asian="normal" style:font-name-complex="ArialMT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style:text-underline-style="none" fo:font-weight="normal" officeooo:rsid="005bf245" officeooo:paragraph-rsid="005bf245" style:font-name-asian="ArialMT" style:font-size-asian="10pt" style:font-weight-asian="normal" style:font-name-complex="ArialMT" style:font-size-complex="10pt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Arial" fo:font-size="10pt" style:font-name-asian="ArialMT" style:font-size-asian="10pt" style:font-name-complex="ArialM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officeooo:paragraph-rsid="003d728c" style:font-name-asian="ArialMT" style:font-size-asian="10pt" style:font-name-complex="ArialM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officeooo:rsid="0045cf49" officeooo:paragraph-rsid="0045cf49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Arial" fo:font-size="10pt" officeooo:rsid="0045cf49" officeooo:paragraph-rsid="0045cf49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officeooo:rsid="00466bd0" officeooo:paragraph-rsid="00466bd0" style:font-name-asian="ArialMT" style:font-size-asian="10pt" style:font-name-complex="ArialM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3c5eac" style:font-name-asian="ArialMT" style:font-size-asian="10pt" style:font-weight-asian="normal" style:font-name-complex="ArialMT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4472a5" style:font-name-asian="ArialMT" style:font-size-asian="10pt" style:font-weight-asian="normal" style:font-name-complex="ArialMT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3d728c" style:font-name-asian="ArialMT" style:font-size-asian="10pt" style:font-weight-asian="normal" style:font-name-complex="ArialMT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>
        <style:tab-stops>
          <style:tab-stop style:position="13.998cm"/>
        </style:tab-stops>
      </style:paragraph-properties>
      <style:text-properties style:font-name="Arial" fo:font-size="10pt" fo:font-weight="normal" officeooo:paragraph-rsid="004845eb" style:font-name-asian="ArialMT" style:font-size-asian="10pt" style:font-weight-asian="normal" style:font-name-complex="ArialMT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490113" style:font-name-asian="ArialMT" style:font-size-asian="10pt" style:font-weight-asian="normal" style:font-name-complex="ArialMT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4e7288" style:font-name-asian="ArialMT" style:font-size-asian="10pt" style:font-weight-asian="normal" style:font-name-complex="ArialMT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fo:font-weight="normal" officeooo:rsid="003d728c" officeooo:paragraph-rsid="003d728c" style:font-name-asian="ArialMT" style:font-size-asian="10pt" style:font-weight-asian="normal" style:font-name-complex="ArialMT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fo:font-weight="normal" officeooo:rsid="003d728c" officeooo:paragraph-rsid="004e7288" style:font-name-asian="ArialMT" style:font-size-asian="10pt" style:font-weight-asian="normal" style:font-name-complex="ArialMT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fo:font-weight="normal" officeooo:rsid="004472a5" officeooo:paragraph-rsid="004472a5" style:font-name-asian="ArialMT" style:font-size-asian="10pt" style:font-weight-asian="normal" style:font-name-complex="ArialMT" style:font-size-complex="10pt" style:font-weight-complex="normal"/>
    </style:style>
    <style:style style:name="P30" style:family="paragraph" style:parent-style-name="Table_20_Contents">
      <style:paragraph-properties fo:line-height="115%" fo:text-align="start" style:justify-single-word="false"/>
      <style:text-properties style:font-name="Arial" fo:font-size="10pt" fo:font-weight="normal" officeooo:rsid="004845eb" officeooo:paragraph-rsid="004845eb" style:font-name-asian="ArialMT" style:font-size-asian="10pt" style:font-weight-asian="normal" style:font-name-complex="ArialMT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fo:font-weight="normal" officeooo:rsid="00490113" officeooo:paragraph-rsid="004845eb" style:font-name-asian="ArialMT" style:font-size-asian="10pt" style:font-weight-asian="normal" style:font-name-complex="ArialMT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fo:font-weight="normal" officeooo:rsid="004e7288" officeooo:paragraph-rsid="004e7288" style:font-name-asian="ArialMT" style:font-size-asian="10pt" style:font-weight-asian="normal" style:font-name-complex="ArialMT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fo:font-weight="bold" officeooo:rsid="003d728c" officeooo:paragraph-rsid="003d728c" style:font-name-asian="ArialMT" style:font-size-asian="10pt" style:font-weight-asian="bold" style:font-name-complex="ArialMT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fo:font-weight="bold" officeooo:paragraph-rsid="003d728c" style:font-name-asian="ArialMT" style:font-size-asian="10pt" style:font-weight-asian="bold" style:font-name-complex="ArialMT" style:font-size-complex="10pt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size="10pt" fo:font-weight="bold" officeooo:rsid="0045cf49" officeooo:paragraph-rsid="0045cf49" style:font-name-asian="ArialMT" style:font-size-asian="10pt" style:font-weight-asian="bold" style:font-name-complex="ArialMT" style:font-size-complex="10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fo:font-weight="bold" officeooo:rsid="0045cf49" officeooo:paragraph-rsid="0045cf49" style:font-name-asian="ArialMT" style:font-size-asian="10pt" style:font-weight-asian="bold" style:font-name-complex="ArialMT" style:font-size-complex="10pt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style:font-name="Arial" fo:font-size="10pt" fo:font-weight="bold" officeooo:rsid="00570174" officeooo:paragraph-rsid="00570174" style:font-name-asian="ArialMT" style:font-size-asian="10pt" style:font-weight-asian="bold" style:font-name-complex="ArialMT" style:font-size-complex="10pt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style:font-name="Arial" fo:font-size="10pt" fo:font-weight="bold" officeooo:rsid="00570174" officeooo:paragraph-rsid="0045cf49" style:font-name-asian="ArialMT" style:font-size-asian="10pt" style:font-weight-asian="bold" style:font-name-complex="ArialMT" style:font-size-complex="10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style:font-name-asian="ArialMT" style:font-size-asian="8pt" style:font-weight-asian="normal" style:font-name-complex="ArialMT" style:font-size-complex="8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6pt" style:text-underline-style="none" fo:font-weight="normal" officeooo:paragraph-rsid="002ff40d" style:font-name-asian="ArialMT" style:font-size-asian="5.25pt" style:font-weight-asian="normal" style:font-name-complex="ArialMT" style:font-size-complex="6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6pt" style:text-underline-style="none" fo:font-weight="normal" officeooo:rsid="003c5eac" officeooo:paragraph-rsid="003c5eac" style:font-name-asian="ArialMT" style:font-size-asian="5.25pt" style:font-weight-asian="normal" style:font-name-complex="ArialMT" style:font-size-complex="6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490113" style:font-name-asian="ArialMT" style:font-size-asian="5.25pt" style:font-weight-asian="normal" style:font-name-complex="ArialMT" style:font-size-complex="6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6pt" fo:font-weight="bold" officeooo:rsid="003d728c" officeooo:paragraph-rsid="003d728c" style:font-name-asian="ArialMT" style:font-size-asian="5.25pt" style:font-weight-asian="bold" style:font-name-complex="ArialMT" style:font-size-complex="6pt" style:font-weight-complex="bold"/>
    </style:style>
    <style:style style:name="P44" style:family="paragraph" style:parent-style-name="Standard">
      <style:paragraph-properties fo:line-height="115%" fo:text-align="start" style:justify-single-word="false"/>
      <style:text-properties style:font-name="Arial" fo:font-weight="bold" officeooo:paragraph-rsid="002ff40d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Arial"/>
    </style:style>
    <style:style style:name="P46" style:family="paragraph" style:parent-style-name="Table_20_Contents">
      <style:paragraph-properties fo:text-align="start" style:justify-single-word="false"/>
      <style:text-properties style:font-name="Arial" officeooo:paragraph-rsid="00239a77"/>
    </style:style>
    <style:style style:name="P47" style:family="paragraph" style:parent-style-name="Table_20_Contents">
      <style:paragraph-properties fo:text-align="start" style:justify-single-word="false" style:text-autospace="none">
        <style:tab-stops>
          <style:tab-stop style:position="12.243cm"/>
        </style:tab-stops>
      </style:paragraph-properties>
      <style:text-properties style:font-name="Arial" officeooo:paragraph-rsid="002973e3"/>
    </style:style>
    <style:style style:name="P48" style:family="paragraph" style:parent-style-name="Table_20_Contents">
      <style:paragraph-properties fo:text-align="start" style:justify-single-word="false"/>
      <style:text-properties style:font-name="Arial" officeooo:paragraph-rsid="005bf245"/>
    </style:style>
    <style:style style:name="P49" style:family="paragraph" style:parent-style-name="Standard">
      <style:text-properties style:font-name="Arial" officeooo:paragraph-rsid="0031c987"/>
    </style:style>
    <style:style style:name="P50" style:family="paragraph" style:parent-style-name="Standard">
      <style:text-properties style:font-name="Arial" officeooo:paragraph-rsid="00239a77"/>
    </style:style>
    <style:style style:name="P51" style:family="paragraph" style:parent-style-name="Table_20_Contents">
      <style:paragraph-properties fo:margin-left="0.035cm" fo:margin-right="-0.009cm" fo:text-align="start" style:justify-single-word="false" fo:text-indent="0cm" style:auto-text-indent="false"/>
      <style:text-properties style:font-name="ArialMT" fo:font-size="10pt" officeooo:rsid="0029afa4" officeooo:paragraph-rsid="00239a77" style:font-name-asian="ArialMT" style:font-size-asian="10pt" style:font-name-complex="ArialMT" style:font-size-complex="10pt"/>
    </style:style>
    <style:style style:name="P52" style:family="paragraph" style:parent-style-name="Table_20_Contents">
      <style:paragraph-properties fo:margin-left="0.035cm" fo:margin-right="-0.009cm" fo:text-align="start" style:justify-single-word="false" fo:text-indent="-0.023cm" style:auto-text-indent="false">
        <style:tab-stops/>
      </style:paragraph-properties>
      <style:text-properties style:font-name="ArialMT" fo:font-size="10pt" officeooo:rsid="00490113" officeooo:paragraph-rsid="00490113" style:font-name-asian="ArialMT" style:font-size-asian="10pt" style:font-name-complex="ArialMT" style:font-size-complex="10pt"/>
    </style:style>
    <style:style style:name="P53" style:family="paragraph" style:parent-style-name="Standard">
      <style:paragraph-properties fo:text-align="start" style:justify-single-word="false" style:text-autospace="none"/>
      <style:text-properties fo:font-variant="small-caps" style:font-name="Arial" fo:font-size="10pt" fo:font-weight="bold" officeooo:rsid="0031c987" officeooo:paragraph-rsid="0031c987" style:font-size-asian="10pt" style:font-weight-asian="bold" style:font-size-complex="10pt" style:font-weight-complex="bold"/>
    </style:style>
    <style:style style:name="P54" style:family="paragraph" style:parent-style-name="Standard">
      <style:paragraph-properties fo:text-align="start" style:justify-single-word="false" style:text-autospace="none"/>
      <style:text-properties fo:font-variant="small-caps" style:font-name="Arial" fo:font-size="10pt" fo:font-weight="bold" officeooo:rsid="003c5eac" officeooo:paragraph-rsid="003c5eac" style:font-size-asian="10pt" style:font-weight-asian="bold" style:font-size-complex="10pt" style:font-weight-complex="bold"/>
    </style:style>
    <style:style style:name="P55" style:family="paragraph" style:parent-style-name="Standard">
      <style:paragraph-properties fo:text-align="start" style:justify-single-word="false" style:text-autospace="none"/>
      <style:text-properties fo:font-variant="small-caps" style:font-name="Arial" fo:font-size="10pt" fo:font-weight="bold" officeooo:rsid="0031c987" officeooo:paragraph-rsid="0031c987" style:font-name-asian="ArialMT" style:font-size-asian="10pt" style:font-weight-asian="bold" style:font-name-complex="ArialMT" style:font-size-complex="10pt" style:font-weight-complex="bold"/>
    </style:style>
    <style:style style:name="P56" style:family="paragraph" style:parent-style-name="Standard">
      <loext:graphic-properties draw:fill="solid" draw:fill-color="#e6e6e6" draw:opacity="100%"/>
      <style:paragraph-properties fo:text-align="start" style:justify-single-word="false" fo:background-color="#e6e6e6" style:text-autospace="none"/>
      <style:text-properties fo:font-variant="small-caps" style:font-name="Arial" fo:font-size="10pt" fo:font-weight="bold" officeooo:rsid="0045cf49" officeooo:paragraph-rsid="003d728c" style:font-name-asian="Arial-BoldMT" style:font-size-asian="10pt" style:font-weight-asian="bold" style:font-name-complex="Arial-BoldMT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font-variant="small-caps" style:font-name="Arial" fo:font-size="10pt" fo:font-weight="normal" officeooo:paragraph-rsid="003c5eac" style:font-name-asian="ArialMT" style:font-size-asian="10pt" style:font-weight-asian="normal" style:font-name-complex="ArialMT" style:font-size-complex="10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font-variant="small-caps" style:font-name="Arial" fo:font-size="12pt" fo:font-weight="normal" officeooo:paragraph-rsid="004e7288" style:font-name-asian="ArialMT" style:font-size-asian="12pt" style:font-weight-asian="normal" style:font-name-complex="ArialMT" style:font-size-complex="12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font-variant="small-caps" style:font-name="Arial" fo:font-size="6pt" fo:font-weight="normal" officeooo:paragraph-rsid="004e7288" style:font-name-asian="ArialMT" style:font-size-asian="5.25pt" style:font-weight-asian="normal" style:font-name-complex="ArialMT" style:font-size-complex="6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font-variant="small-caps" style:font-name="Arial" fo:font-size="6pt" fo:font-weight="normal" officeooo:paragraph-rsid="003c5eac" style:font-name-asian="ArialMT" style:font-size-asian="5.25pt" style:font-weight-asian="normal" style:font-name-complex="ArialMT" style:font-size-complex="6pt" style:font-weight-complex="normal"/>
    </style:style>
    <style:style style:name="P61" style:family="paragraph" style:parent-style-name="Table_20_Contents">
      <style:paragraph-properties fo:text-align="justify" style:justify-single-word="false"/>
      <style:text-properties style:use-window-font-color="true" loext:opacity="0%" style:font-name="Arial" fo:font-size="10pt" fo:font-style="normal" fo:font-weight="bold" officeooo:rsid="0045cf49" officeooo:paragraph-rsid="0045cf49" style:font-name-asian="ArialMT" style:font-size-asian="10pt" style:font-style-asian="normal" style:font-weight-asian="bold" style:font-name-complex="ArialMT" style:font-size-complex="10pt" style:font-style-complex="normal" style:font-weight-complex="bold"/>
    </style:style>
    <style:style style:name="P62" style:family="paragraph" style:parent-style-name="Table_20_Contents">
      <loext:graphic-properties draw:fill="none"/>
      <style:paragraph-properties fo:margin-left="0cm" fo:margin-right="0cm" fo:text-align="justify" style:justify-single-word="false" fo:text-indent="0.7cm" style:auto-text-indent="false" fo:background-color="transparent" text:number-lines="false" text:line-number="0"/>
      <style:text-properties style:use-window-font-color="true" loext:opacity="0%" style:font-name="Arial" fo:font-size="10pt" fo:font-style="normal" fo:font-weight="normal" officeooo:rsid="004ef51a" officeooo:paragraph-rsid="004ef51a" style:font-name-asian="ArialMT" style:font-size-asian="10pt" style:font-style-asian="normal" style:font-weight-asian="normal" style:font-name-complex="ArialMT" style:font-size-complex="10pt" style:font-style-complex="normal" style:font-weight-complex="normal"/>
    </style:style>
    <style:style style:name="P63" style:family="paragraph" style:parent-style-name="Table_20_Contents">
      <style:paragraph-properties fo:text-align="start" style:justify-single-word="false" style:text-autospace="none"/>
      <style:text-properties style:use-window-font-color="true" loext:opacity="0%" style:font-name="Arial" fo:font-size="10pt" fo:font-weight="normal" officeooo:rsid="0034266c" officeooo:paragraph-rsid="0031c987" style:font-name-asian="ArialMT" style:font-size-asian="10pt" style:font-weight-asian="normal" style:font-name-complex="ArialMT" style:font-size-complex="10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normal" officeooo:rsid="00388e18" officeooo:paragraph-rsid="00239a77" style:font-name-asian="ArialMT" style:font-size-asian="10pt" style:font-weight-asian="normal" style:font-name-complex="ArialMT" style:font-size-complex="10pt" style:font-weight-complex="normal"/>
    </style:style>
    <style:style style:name="P65" style:family="paragraph" style:parent-style-name="Table_20_Contents">
      <style:paragraph-properties fo:text-align="justify" style:justify-single-word="false"/>
      <style:text-properties style:use-window-font-color="true" loext:opacity="0%" style:font-name="Arial" fo:font-size="10pt" fo:font-weight="normal" officeooo:paragraph-rsid="003d728c" style:font-name-asian="ArialMT" style:font-size-asian="10pt" style:font-weight-asian="normal" style:font-name-complex="ArialMT" style:font-size-complex="10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normal" officeooo:rsid="00570174" officeooo:paragraph-rsid="00239a77" style:font-name-asian="ArialMT" style:font-size-asian="10pt" style:font-weight-asian="normal" style:font-name-complex="ArialMT" style:font-size-complex="10pt" style:font-weight-complex="normal"/>
    </style:style>
    <style:style style:name="P67" style:family="paragraph" style:parent-style-name="Table_20_Contents">
      <style:paragraph-properties fo:text-align="justify" style:justify-single-word="false"/>
      <style:text-properties style:use-window-font-color="true" loext:opacity="0%" style:font-name="Arial" fo:font-size="10pt" fo:font-weight="bold" officeooo:rsid="0045cf49" officeooo:paragraph-rsid="0045cf49" style:font-name-asian="ArialMT" style:font-size-asian="10pt" style:font-weight-asian="bold" style:font-name-complex="ArialMT" style:font-size-complex="10pt" style:font-weight-complex="bold"/>
    </style:style>
    <style:style style:name="P68" style:family="paragraph" style:parent-style-name="Table_20_Contents">
      <loext:graphic-properties draw:fill="none"/>
      <style:paragraph-properties fo:margin-left="0cm" fo:margin-right="0cm" fo:margin-top="0.101cm" fo:margin-bottom="0.101cm" style:contextual-spacing="false" fo:line-height="115%" fo:text-align="start" style:justify-single-word="false" fo:text-indent="1cm" style:auto-text-indent="false" fo:background-color="transparent" text:number-lines="false" text:line-number="0"/>
      <style:text-properties fo:color="#000000" loext:opacity="100%" style:font-name="Arial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font-name="Arial" fo:font-size="6pt" fo:font-weight="normal" officeooo:rsid="002ecb41" officeooo:paragraph-rsid="002ecb41" style:font-name-asian="ArialMT" style:font-size-asian="5.25pt" style:font-weight-asian="normal" style:font-name-complex="ArialMT" style:font-size-complex="6pt" style:font-weight-complex="normal"/>
    </style:style>
    <style:style style:name="P70" style:family="paragraph" style:parent-style-name="Standard">
      <style:paragraph-properties fo:text-align="center" style:justify-single-word="false"/>
      <style:text-properties style:font-name="Marianne" fo:font-size="10pt" style:text-underline-style="none" fo:font-weight="bold" officeooo:rsid="005a3c89" officeooo:paragraph-rsid="005a3c89" style:font-name-asian="ArialMT" style:font-size-asian="10pt" style:font-weight-asian="bold" style:font-name-complex="ArialMT" style:font-size-complex="10pt" style:font-weight-complex="bold"/>
    </style:style>
    <style:style style:name="P71" style:family="paragraph" style:parent-style-name="Standard">
      <style:paragraph-properties fo:text-align="center" style:justify-single-word="false"/>
      <style:text-properties style:font-name="Marianne" fo:font-size="14pt" style:text-underline-style="none" fo:font-weight="normal" officeooo:rsid="005a3c89" officeooo:paragraph-rsid="005a3c89" style:font-name-asian="ArialMT" style:font-size-asian="14pt" style:font-weight-asian="normal" style:font-name-complex="ArialMT" style:font-size-complex="14pt" style:font-weight-complex="normal"/>
    </style:style>
    <style:style style:name="P72" style:family="paragraph" style:parent-style-name="Standard" style:list-style-name="L1"/>
    <style:style style:name="P73" style:family="paragraph" style:parent-style-name="Standard" style:list-style-name="L1">
      <style:paragraph-properties fo:margin-left="0.22cm" fo:margin-right="0cm" fo:text-align="start" style:justify-single-word="false" fo:text-indent="-0.023cm" style:auto-text-indent="false" style:text-autospace="none">
        <style:tab-stops/>
      </style:paragraph-properties>
      <style:text-properties style:font-name="ArialMT" fo:font-size="10pt" style:font-name-asian="ArialMT" style:font-size-asian="10pt" style:font-name-complex="ArialMT" style:font-size-complex="10pt"/>
    </style:style>
    <style:style style:name="P74" style:family="paragraph" style:parent-style-name="Standard" style:list-style-name="L1">
      <style:paragraph-properties fo:margin-left="0.035cm" fo:margin-right="-0.009cm" fo:text-align="start" style:justify-single-word="false" fo:text-indent="0cm" style:auto-text-indent="false"/>
      <style:text-properties officeooo:paragraph-rsid="003d728c"/>
    </style:style>
    <style:style style:name="P75" style:family="paragraph" style:parent-style-name="Table_20_Contents" style:list-style-name="L1">
      <style:paragraph-properties fo:margin-left="0.058cm" fo:margin-right="-0.009cm" fo:text-align="start" style:justify-single-word="false" fo:text-indent="0cm" style:auto-text-indent="false"/>
      <style:text-properties style:font-name="ArialMT" fo:font-size="10pt" officeooo:rsid="0029afa4" officeooo:paragraph-rsid="003d728c" style:font-name-asian="ArialMT" style:font-size-asian="10pt" style:font-name-complex="ArialMT" style:font-size-complex="10pt"/>
    </style:style>
    <style:style style:name="P76" style:family="paragraph" style:parent-style-name="Table_20_Contents" style:list-style-name="L2">
      <style:paragraph-properties fo:margin-left="0cm" fo:margin-right="-0.009cm" fo:text-align="start" style:justify-single-word="false" fo:text-indent="0cm" style:auto-text-indent="false">
        <style:tab-stops/>
      </style:paragraph-properties>
      <style:text-properties style:font-name="ArialMT" fo:font-size="10pt" officeooo:rsid="0029afa4" officeooo:paragraph-rsid="0029afa4" style:font-name-asian="ArialMT" style:font-size-asian="10pt" style:font-name-complex="ArialMT" style:font-size-complex="10pt"/>
    </style:style>
    <style:style style:name="P77" style:family="paragraph" style:parent-style-name="Table_20_Contents" style:list-style-name="L1">
      <style:paragraph-properties fo:margin-left="0.058cm" fo:margin-right="-0.009cm" fo:text-align="start" style:justify-single-word="false" fo:text-indent="0cm" style:auto-text-indent="false"/>
      <style:text-properties style:font-name="ArialMT" fo:font-size="10pt" officeooo:paragraph-rsid="00239a77" style:font-name-asian="ArialMT" style:font-size-asian="10pt" style:font-name-complex="ArialMT" style:font-size-complex="10pt"/>
    </style:style>
    <style:style style:name="P78" style:family="paragraph" style:parent-style-name="Table_20_Contents" style:list-style-name="L2">
      <style:paragraph-properties fo:margin-left="0cm" fo:margin-right="-0.009cm" fo:text-align="start" style:justify-single-word="false" fo:text-indent="0cm" style:auto-text-indent="false">
        <style:tab-stops/>
      </style:paragraph-properties>
      <style:text-properties style:font-name="ArialMT" fo:font-size="10pt" officeooo:paragraph-rsid="00490113" style:font-name-asian="ArialMT" style:font-size-asian="10pt" style:font-name-complex="ArialMT" style:font-size-complex="10pt"/>
    </style:style>
    <style:style style:name="P79" style:family="paragraph">
      <style:paragraph-properties fo:text-align="start"/>
      <style:text-properties fo:font-size="12pt"/>
    </style:style>
    <style:style style:name="T1" style:family="text">
      <style:text-properties officeooo:rsid="0046048e"/>
    </style:style>
    <style:style style:name="T2" style:family="text">
      <style:text-properties officeooo:rsid="00570174"/>
    </style:style>
    <style:style style:name="T3" style:family="text">
      <style:text-properties officeooo:rsid="004075c8"/>
    </style:style>
    <style:style style:name="T4" style:family="text">
      <style:text-properties officeooo:rsid="00490113"/>
    </style:style>
    <style:style style:name="T5" style:family="text">
      <style:text-properties officeooo:rsid="0031c987"/>
    </style:style>
    <style:style style:name="T6" style:family="text">
      <style:text-properties style:font-name="ArialMT" fo:font-size="10pt" style:font-name-asian="ArialMT" style:font-size-asian="10pt" style:font-name-complex="ArialMT" style:font-size-complex="10pt"/>
    </style:style>
    <style:style style:name="T7" style:family="text">
      <style:text-properties style:font-name="ArialMT" fo:font-size="10pt" officeooo:rsid="003d728c" style:font-name-asian="ArialMT" style:font-size-asian="10pt" style:font-name-complex="ArialMT" style:font-size-complex="10pt"/>
    </style:style>
    <style:style style:name="T8" style:family="text">
      <style:text-properties officeooo:rsid="0038befa"/>
    </style:style>
    <style:style style:name="T9" style:family="text">
      <style:text-properties officeooo:rsid="005bf245"/>
    </style:style>
    <style:style style:name="T10" style:family="text">
      <style:text-properties style:text-underline-style="solid" style:text-underline-width="auto" style:text-underline-color="font-color" officeooo:rsid="00466bd0"/>
    </style:style>
    <style:style style:name="T11" style:family="text">
      <style:text-properties style:text-underline-style="solid" style:text-underline-width="auto" style:text-underline-color="font-color" officeooo:rsid="004ef51a"/>
    </style:style>
    <style:style style:name="T12" style:family="text">
      <style:text-properties style:text-underline-style="solid" style:text-underline-width="auto" style:text-underline-color="font-color" officeooo:rsid="004845eb"/>
    </style:style>
    <style:style style:name="T13" style:family="text">
      <style:text-properties style:text-underline-style="solid" style:text-underline-width="auto" style:text-underline-color="font-color" officeooo:rsid="00570174"/>
    </style:style>
    <style:style style:name="T14" style:family="text">
      <style:text-properties style:text-underline-style="solid" style:text-underline-width="auto" style:text-underline-color="font-color" fo:font-weight="bold" officeooo:rsid="005bf245" style:font-weight-asian="bold" style:font-weight-complex="bold"/>
    </style:style>
    <style:style style:name="T15" style:family="text">
      <style:text-properties style:use-window-font-color="true" loext:opacity="0%"/>
    </style:style>
    <style:style style:name="T16" style:family="text">
      <style:text-properties style:use-window-font-color="true" loext:opacity="0%" fo:font-size="10pt" fo:font-weight="normal" officeooo:rsid="00388e18" style:font-name-asian="ArialMT" style:font-size-asian="10pt" style:font-weight-asian="normal" style:font-name-complex="ArialMT" style:font-size-complex="10pt" style:font-weight-complex="normal"/>
    </style:style>
    <style:style style:name="T17" style:family="text">
      <style:text-properties style:use-window-font-color="true" loext:opacity="0%" fo:font-size="10pt" fo:font-weight="normal" officeooo:rsid="004ade47" style:font-name-asian="ArialMT" style:font-size-asian="10pt" style:font-weight-asian="normal" style:font-name-complex="ArialMT" style:font-size-complex="10pt" style:font-weight-complex="normal"/>
    </style:style>
    <style:style style:name="T18" style:family="text">
      <style:text-properties style:use-window-font-color="true" loext:opacity="0%" fo:font-size="10pt" fo:font-weight="normal" officeooo:rsid="00570174" style:font-name-asian="ArialMT" style:font-size-asian="10pt" style:font-weight-asian="normal" style:font-name-complex="ArialMT" style:font-size-complex="10pt" style:font-weight-complex="normal"/>
    </style:style>
    <style:style style:name="T19" style:family="text">
      <style:text-properties style:use-window-font-color="true" loext:opacity="0%" fo:font-size="10pt" fo:font-weight="normal" officeooo:rsid="005bf245" style:font-name-asian="ArialMT" style:font-size-asian="10pt" style:font-weight-asian="normal" style:font-name-complex="ArialMT" style:font-size-complex="10pt" style:font-weight-complex="normal"/>
    </style:style>
    <style:style style:name="T20" style:family="text">
      <style:text-properties style:use-window-font-color="true" loext:opacity="0%" officeooo:rsid="003c5eac"/>
    </style:style>
    <style:style style:name="T21" style:family="text">
      <style:text-properties style:use-window-font-color="true" loext:opacity="0%" fo:font-size="6pt" fo:font-weight="normal" officeooo:rsid="00388e18" style:font-name-asian="ArialMT" style:font-size-asian="6pt" style:font-weight-asian="normal" style:font-name-complex="ArialMT" style:font-size-complex="6pt" style:font-weight-complex="normal"/>
    </style:style>
    <style:style style:name="T22" style:family="text">
      <style:text-properties style:use-window-font-color="true" loext:opacity="0%" officeooo:rsid="005e179f"/>
    </style:style>
    <style:style style:name="T23" style:family="text">
      <style:text-properties fo:color="#000000" loext:opacity="100%"/>
    </style:style>
    <style:style style:name="T24" style:family="text">
      <style:text-properties fo:color="#000000" loext:opacity="100%" officeooo:rsid="003c5eac"/>
    </style:style>
    <style:style style:name="T25" style:family="text">
      <style:text-properties fo:color="#000000" loext:opacity="100%" officeooo:rsid="003d728c"/>
    </style:style>
    <style:style style:name="T26" style:family="text">
      <style:text-properties fo:color="#000000" loext:opacity="100%" officeooo:rsid="0045cf49"/>
    </style:style>
    <style:style style:name="T27" style:family="text">
      <style:text-properties fo:color="#000000" loext:opacity="100%" officeooo:rsid="00570174"/>
    </style:style>
    <style:style style:name="T28" style:family="text">
      <style:text-properties fo:font-size="10pt" style:text-underline-style="none" fo:font-weight="normal" style:font-name-asian="ArialMT" style:font-size-asian="10pt" style:font-weight-asian="normal" style:font-name-complex="ArialMT" style:font-size-complex="10pt" style:font-weight-complex="normal"/>
    </style:style>
    <style:style style:name="T29" style:family="text">
      <style:text-properties fo:font-size="10pt" style:text-underline-style="none" fo:font-weight="normal" officeooo:rsid="003c5eac" style:font-name-asian="ArialMT" style:font-size-asian="10pt" style:font-weight-asian="normal" style:font-name-complex="ArialMT" style:font-size-complex="10pt" style:font-weight-complex="normal"/>
    </style:style>
    <style:style style:name="T30" style:family="text">
      <style:text-properties fo:font-size="10pt" style:text-underline-style="none" fo:font-weight="normal" officeooo:rsid="005bf245" style:font-name-asian="ArialMT" style:font-size-asian="10pt" style:font-weight-asian="normal" style:font-name-complex="ArialMT" style:font-size-complex="10pt" style:font-weight-complex="normal"/>
    </style:style>
    <style:style style:name="T31" style:family="text">
      <style:text-properties fo:font-size="10pt" style:text-underline-style="none" style:font-name-asian="ArialMT" style:font-size-asian="10pt" style:font-name-complex="ArialMT" style:font-size-complex="10pt"/>
    </style:style>
    <style:style style:name="T32" style:family="text">
      <style:text-properties fo:font-size="10pt" style:text-underline-style="none" officeooo:rsid="004075c8" style:font-name-asian="ArialMT" style:font-size-asian="10pt" style:font-name-complex="ArialMT" style:font-size-complex="10pt"/>
    </style:style>
    <style:style style:name="T33" style:family="text">
      <style:text-properties fo:font-size="10pt" style:text-underline-style="none" officeooo:rsid="004472a5" style:font-name-asian="ArialMT" style:font-size-asian="10pt" style:font-name-complex="ArialMT" style:font-size-complex="10pt"/>
    </style:style>
    <style:style style:name="T34" style:family="text">
      <style:text-properties fo:font-size="10pt" style:text-underline-style="none" officeooo:rsid="004d4f06" style:font-name-asian="ArialMT" style:font-size-asian="10pt" style:font-name-complex="ArialMT" style:font-size-complex="10pt"/>
    </style:style>
    <style:style style:name="T35" style:family="text">
      <style:text-properties fo:font-size="10pt" style:text-underline-style="none" officeooo:rsid="005bf245" style:font-name-asian="ArialMT" style:font-size-asian="10pt" style:font-name-complex="ArialMT" style:font-size-complex="10pt"/>
    </style:style>
    <style:style style:name="T36" style:family="text">
      <style:text-properties fo:font-size="10pt" fo:font-weight="bold" officeooo:rsid="00385509" style:font-size-asian="10pt" style:font-weight-asian="bold" style:font-size-complex="10pt" style:font-weight-complex="bold"/>
    </style:style>
    <style:style style:name="T37" style:family="text">
      <style:text-properties fo:font-size="10pt" fo:font-weight="bold" officeooo:rsid="0037f741" style:font-size-asian="10pt" style:font-weight-asian="bold" style:font-size-complex="10pt" style:font-weight-complex="bold"/>
    </style:style>
    <style:style style:name="T38" style:family="text">
      <style:text-properties fo:font-size="10pt" fo:font-weight="bold" officeooo:rsid="00487347" style:font-size-asian="10pt" style:font-weight-asian="bold" style:font-size-complex="10pt" style:font-weight-complex="bold"/>
    </style:style>
    <style:style style:name="T39" style:family="text">
      <style:text-properties fo:font-size="10pt" fo:font-weight="bold" officeooo:rsid="004ade47" style:font-size-asian="10pt" style:font-weight-asian="bold" style:font-size-complex="10pt" style:font-weight-complex="bold"/>
    </style:style>
    <style:style style:name="T40" style:family="text">
      <style:text-properties fo:font-size="10pt" style:text-underline-style="solid" style:text-underline-width="auto" style:text-underline-color="font-color" style:font-name-asian="ArialMT" style:font-size-asian="10pt" style:font-name-complex="ArialMT" style:font-size-complex="10pt"/>
    </style:style>
    <style:style style:name="T41" style:family="text">
      <style:text-properties fo:font-size="10pt" style:text-underline-style="solid" style:text-underline-width="auto" style:text-underline-color="font-color" officeooo:rsid="003a4359" style:font-name-asian="ArialMT" style:font-size-asian="10pt" style:font-name-complex="ArialMT" style:font-size-complex="10pt"/>
    </style:style>
    <style:style style:name="T42" style:family="text">
      <style:text-properties fo:font-size="10pt" officeooo:rsid="004e7288" style:font-size-asian="10pt" style:font-size-complex="10pt"/>
    </style:style>
    <style:style style:name="T43" style:family="text">
      <style:text-properties fo:font-size="10pt" officeooo:rsid="003c5eac" style:font-size-asian="10pt" style:font-size-complex="10pt"/>
    </style:style>
    <style:style style:name="T44" style:family="text">
      <style:text-properties fo:font-size="10pt" officeooo:rsid="004ef51a" style:font-size-asian="10pt" style:font-size-complex="10pt"/>
    </style:style>
    <style:style style:name="T45" style:family="text">
      <style:text-properties officeooo:rsid="002ad4eb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3383a3" style:font-style-asian="italic" style:font-style-complex="italic"/>
    </style:style>
    <style:style style:name="T48" style:family="text">
      <style:text-properties officeooo:rsid="003c5eac"/>
    </style:style>
    <style:style style:name="T49" style:family="text">
      <style:text-properties fo:font-weight="bold" officeooo:rsid="003c5eac" style:font-weight-asian="bold" style:font-weight-complex="bold"/>
    </style:style>
    <style:style style:name="T50" style:family="text">
      <style:text-properties fo:font-weight="bold" officeooo:rsid="004472a5" style:font-weight-asian="bold" style:font-weight-complex="bold"/>
    </style:style>
    <style:style style:name="T51" style:family="text">
      <style:text-properties fo:font-weight="bold" officeooo:rsid="003d728c" style:font-weight-asian="bold" style:font-weight-complex="bold"/>
    </style:style>
    <style:style style:name="T52" style:family="text">
      <style:text-properties fo:font-weight="bold" officeooo:rsid="002ad4eb" style:font-weight-asian="bold" style:font-weight-complex="bold"/>
    </style:style>
    <style:style style:name="T53" style:family="text">
      <style:text-properties fo:font-weight="bold" officeooo:rsid="00490113" style:font-weight-asian="bold" style:font-weight-complex="bold"/>
    </style:style>
    <style:style style:name="T54" style:family="text">
      <style:text-properties fo:font-weight="bold" officeooo:rsid="004d4f06" style:font-weight-asian="bold" style:font-weight-complex="bold"/>
    </style:style>
    <style:style style:name="T55" style:family="text">
      <style:text-properties fo:font-weight="bold" officeooo:rsid="004845eb" style:font-weight-asian="bold" style:font-weight-complex="bold"/>
    </style:style>
    <style:style style:name="T56" style:family="text">
      <style:text-properties fo:font-weight="bold" officeooo:rsid="004e7288" style:font-weight-asian="bold" style:font-weight-complex="bold"/>
    </style:style>
    <style:style style:name="T57" style:family="text">
      <style:text-properties fo:font-weight="bold" officeooo:rsid="005d528c" style:font-weight-asian="bold" style:font-weight-complex="bold"/>
    </style:style>
    <style:style style:name="T58" style:family="text">
      <style:text-properties fo:font-weight="bold" officeooo:rsid="005ef9ee" style:font-weight-asian="bold" style:font-weight-complex="bold"/>
    </style:style>
    <style:style style:name="T59" style:family="text">
      <style:text-properties officeooo:rsid="003d728c"/>
    </style:style>
    <style:style style:name="T60" style:family="text">
      <style:text-properties officeooo:rsid="004472a5"/>
    </style:style>
    <style:style style:name="T61" style:family="text">
      <style:text-properties officeooo:rsid="00466bd0"/>
    </style:style>
    <style:style style:name="T62" style:family="text">
      <style:text-properties officeooo:rsid="004845eb"/>
    </style:style>
    <style:style style:name="T63" style:family="text">
      <style:text-properties officeooo:rsid="004d4f06"/>
    </style:style>
    <style:style style:name="T64" style:family="text">
      <style:text-properties officeooo:rsid="004e7288"/>
    </style:style>
    <style:style style:name="T65" style:family="text">
      <style:text-properties officeooo:rsid="004ef51a"/>
    </style:style>
    <style:style style:name="T66" style:family="text">
      <style:text-properties fo:font-size="10.5pt" fo:font-weight="bold" officeooo:rsid="003d728c" style:font-size-asian="10.5pt" style:font-weight-asian="bold" style:font-size-complex="10.5pt" style:font-weight-complex="bold"/>
    </style:style>
    <style:style style:name="T67" style:family="text">
      <style:text-properties fo:font-size="10.5pt" fo:font-weight="bold" officeooo:rsid="00570174" style:font-size-asian="10.5pt" style:font-weight-asian="bold" style:font-size-complex="10.5pt" style:font-weight-complex="bold"/>
    </style:style>
    <style:style style:name="T68" style:family="text">
      <style:text-properties officeooo:rsid="00503055"/>
    </style:style>
    <style:style style:name="T69" style:family="text">
      <style:text-properties officeooo:rsid="0052baa3"/>
    </style:style>
    <style:style style:name="T70" style:family="text">
      <style:text-properties officeooo:rsid="0052f102"/>
    </style:style>
    <style:style style:name="T71" style:family="text">
      <style:text-properties officeooo:rsid="0058a6c7"/>
    </style:style>
    <style:style style:name="T72" style:family="text">
      <style:text-properties officeooo:rsid="005a3c89"/>
    </style:style>
    <style:style style:name="T73" style:family="text">
      <style:text-properties officeooo:rsid="005ef9ee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1" form:control-implementation="ooo:com.sun.star.form.component.CheckBox" xml:id="control1" form:id="control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" form:id="control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3" form:id="control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4" form:id="control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" form:id="control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7" form:id="control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9" form:id="control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0" form:id="control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2" form:id="control1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4" form:id="control1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5" form:id="control1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6" form:id="control1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7" form:id="control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8" form:id="control1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19" form:id="control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column table:style-name="Tableau9.G"/>
        <table:table-row>
          <table:table-cell table:style-name="Tableau9.A1" table:number-columns-spanned="4" office:value-type="string">
            <text:p text:style-name="P2">GENDARMERIE NATIONALE</text:p>
          </table:table-cell>
          <table:covered-table-cell/>
          <table:covered-table-cell/>
          <table:covered-table-cell/>
          <table:table-cell table:style-name="Tableau9.E1" table:number-rows-spanned="4" table:number-columns-spanned="3" office:value-type="string">
            <text:p text:style-name="P3">PROCÈS-VERBAL <text:span text:style-name="T72">D’ENQUÊTE PRELIMINAIRE</text:span></text:p>
            <text:p text:style-name="P3">-</text:p>
            <text:p text:style-name="P70">TRAITEMENT ALTERNATIF DE VIOLENCES</text:p>
            <text:p text:style-name="P70">EN ETABLISSEMENT SCOLAIRE</text:p>
          </table:table-cell>
          <table:covered-table-cell/>
          <table:covered-table-cell/>
        </table:table-row>
        <table:table-row table:style-name="Tableau9.2">
          <table:table-cell table:style-name="Tableau9.A2" table:number-columns-spanned="4" office:value-type="string">
            <text:p text:style-name="P6">Groupement de <text:span text:style-name="T8">Gendarmerie départementale de </text:span><text:span text:style-name="T9">xxx</text:span>.</text:p>
          </table:table-cell>
          <table:covered-table-cell/>
          <table:covered-table-cell/>
          <table:covered-table-cell/>
          <table:covered-table-cell table:style-name="Tableau9.E1"/>
          <table:covered-table-cell/>
          <table:covered-table-cell/>
        </table:table-row>
        <table:table-row>
          <table:table-cell table:style-name="Tableau9.A2" table:number-columns-spanned="4" office:value-type="string">
            <text:p text:style-name="P6">Compagnie de <text:span text:style-name="T9">xxx</text:span></text:p>
          </table:table-cell>
          <table:covered-table-cell/>
          <table:covered-table-cell/>
          <table:covered-table-cell/>
          <table:covered-table-cell table:style-name="Tableau9.E1"/>
          <table:covered-table-cell/>
          <table:covered-table-cell/>
        </table:table-row>
        <table:table-row>
          <table:table-cell table:style-name="Tableau9.A2" table:number-columns-spanned="4" office:value-type="string">
            <text:p text:style-name="P7">BTA <text:span text:style-name="T9">xxx</text:span></text:p>
          </table:table-cell>
          <table:covered-table-cell/>
          <table:covered-table-cell/>
          <table:covered-table-cell/>
          <table:covered-table-cell table:style-name="Tableau9.E1"/>
          <table:covered-table-cell/>
          <table:covered-table-cell/>
        </table:table-row>
        <table:table-row table:style-name="Tableau9.5">
          <table:table-cell table:style-name="Tableau9.A5" office:value-type="string">
            <text:p text:style-name="P39">Code unité</text:p>
          </table:table-cell>
          <table:table-cell table:style-name="Tableau9.B5" office:value-type="string">
            <text:p text:style-name="P39">N° PV</text:p>
          </table:table-cell>
          <table:table-cell table:style-name="Tableau9.C5" office:value-type="string">
            <text:p text:style-name="P39">Année</text:p>
          </table:table-cell>
          <table:table-cell table:style-name="Tableau9.D5" office:value-type="string">
            <text:p text:style-name="P39">N° dossier </text:p>
          </table:table-cell>
          <table:table-cell table:style-name="Tableau9.E5" table:number-rows-spanned="2" office:value-type="string">
            <text:p text:style-name="P71">Procès-verbal d’évaluation</text:p>
          </table:table-cell>
          <table:table-cell table:style-name="Tableau9.F5" office:value-type="string">
            <text:p text:style-name="P39">N° pièce</text:p>
          </table:table-cell>
          <table:table-cell table:style-name="Tableau9.G5" office:value-type="string">
            <text:p text:style-name="P39">N° feuillet</text:p>
          </table:table-cell>
        </table:table-row>
        <table:table-row>
          <table:table-cell table:style-name="Tableau9.A5" office:value-type="string">
            <text:p text:style-name="P13">xxxx</text:p>
          </table:table-cell>
          <table:table-cell table:style-name="Tableau9.B6" office:value-type="string">
            <text:p text:style-name="P14">xxx</text:p>
          </table:table-cell>
          <table:table-cell table:style-name="Tableau9.C6" office:value-type="float" office:value="2024">
            <text:p text:style-name="P12">2024</text:p>
          </table:table-cell>
          <table:table-cell table:style-name="Tableau9.D5" office:value-type="string">
            <text:p text:style-name="P5"/>
          </table:table-cell>
          <table:covered-table-cell table:style-name="Tableau9.E5"/>
          <table:table-cell table:style-name="Tableau9.F6" office:value-type="string">
            <text:p text:style-name="P8">01</text:p>
          </table:table-cell>
          <table:table-cell table:style-name="Tableau9.G6" office:value-type="string">
            <text:p text:style-name="P11">1 / <text:span text:style-name="T69">2</text:span></text:p>
          </table:table-cell>
        </table:table-row>
        <table:table-row>
          <table:table-cell table:style-name="Tableau9.A7" table:number-columns-spanned="7" office:value-type="string">
            <text:p text:style-name="P4"><text:span text:style-name="T46">A</text:span><text:span text:style-name="T47">ffaire</text:span><text:span text:style-name="T46"> </text:span>: <text:s/><text:span text:style-name="T2">xx</text:span><text:span text:style-name="T60"> </text:span><text:span text:style-name="T3">/ </text:span><text:span text:style-name="T2">xx</text:span></text:p>
            <text:p text:style-name="P44"><text:span text:style-name="T32">Établissement  : Collège </text:span><text:span text:style-name="T35">xxx</text:span></text:p>
            <text:p text:style-name="P44"><text:span text:style-name="T32">Période </text:span><text:span text:style-name="T34">ou date </text:span><text:span text:style-name="T32">des faits : </text:span><text:span text:style-name="T33">Le </text:span><text:span text:style-name="T35">xxx</text:span><text:span text:style-name="T33"> 2024 vers 11h30 – Hall collèg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0"/>
      <text:p text:style-name="P6">Le <text:span text:style-name="T60">9 février 2024</text:span> <text:span text:style-name="T48">à </text:span><text:span text:style-name="T60">18 heures 00</text:span></text:p>
      <text:p text:style-name="P6">Nous soussigné(s) <text:span text:style-name="T8">Adjudant-chef </text:span><text:span text:style-name="T9">xxx</text:span><text:span text:style-name="T8">, </text:span><text:span text:style-name="T48">Officier de Police Judiciaire,</text:span><text:span text:style-name="T8"> en résidence à </text:span><text:span text:style-name="T9">xxx</text:span> </text:p>
      <text:p text:style-name="P9">Agissant en qualité de référent scolaire</text:p>
      <text:p text:style-name="P5">Vu les articles<text:span text:style-name="T15"> </text:span><text:span text:style-name="T20">16 à 19 </text:span><text:span text:style-name="T22">et 75 à 78 </text:span><text:span text:style-name="T20">du Code de Procédure Pénale, </text:span></text:p>
      <text:p text:style-name="P45"><text:span text:style-name="T28">Nous trouvant </text:span><text:span text:style-name="T29">au bureau de notre unité à </text:span><text:span text:style-name="T30">xxx</text:span><text:span text:style-name="T29">, </text:span><text:span text:style-name="T28">rapportons les opérations suivantes :</text:span></text:p>
      <text:p text:style-name="P9">Ce jour, la ou les personnes suivantes se présentent <text:span text:style-name="T65">à notre unité </text:span>et rapportent les faits ci-dessous décrits :</text:p>
      <text:p text:style-name="P41"/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54">RENSEIGNEMENTS D’IDENTITÉ DE OU DES PERSONNES SIGNALANTES </text:p>
          </table:table-cell>
        </table:table-row>
        <table:table-row>
          <table:table-cell table:style-name="Tableau14.A2" office:value-type="string">
            <text:p text:style-name="P58"><text:span text:style-name="T49">Responsable</text:span><text:span text:style-name="T56">s</text:span><text:span text:style-name="T49"> léga</text:span><text:span text:style-name="T56">ux : <text:tab/></text:span><text:span text:style-name="T42"><draw:control text:anchor-type="as-char" draw:z-index="16" draw:name="Forme 5" draw:style-name="gr1" draw:text-style-name="P79" svg:width="0.429cm" svg:height="0.375cm" draw:control="control17"/></text:span><text:span text:style-name="T42"> <text:s/></text:span><text:span text:style-name="T43">P</text:span><text:span text:style-name="T42">ère p</text:span><text:span text:style-name="T43">résent</text:span><text:span text:style-name="T42"> <text:s/><text:tab/></text:span><text:span text:style-name="T42"><draw:control text:anchor-type="as-char" draw:z-index="17" draw:name="Forme 6" draw:style-name="gr1" draw:text-style-name="P79" svg:width="0.429cm" svg:height="0.375cm" draw:control="control18"/></text:span><text:span text:style-name="T42"> <text:s/>Mère </text:span><text:span text:style-name="T44">p</text:span><text:span text:style-name="T43">résent</text:span><text:span text:style-name="T42">e </text:span></text:p>
            <text:p text:style-name="P59"/>
            <text:p text:style-name="P32">Père : <text:span text:style-name="T2">xx</text:span></text:p>
            <text:p text:style-name="P28">Situation familiales : <text:span text:style-name="T2">xx</text:span></text:p>
            <text:p text:style-name="P26">Adresse : <text:span text:style-name="T2">xx</text:span></text:p>
            <text:p text:style-name="P32">Téléphone : <text:span text:style-name="T60">06.</text:span><text:span text:style-name="T2">xx</text:span><text:span text:style-name="T60"> <text:s/>- <text:s text:c="2"/></text:span>Mail : </text:p>
          </table:table-cell>
        </table:table-row>
        <table:table-row>
          <table:table-cell table:style-name="Tableau14.A2" office:value-type="string">
            <text:p text:style-name="P20"><text:span text:style-name="T64">Mère</text:span>  : <text:span text:style-name="T2">xx</text:span></text:p>
            <text:p text:style-name="P27">Situation familiales : <text:span text:style-name="T2">xx</text:span></text:p>
            <text:p text:style-name="P20">Adresse : <text:span text:style-name="T2">xx</text:span></text:p>
            <text:p text:style-name="P57">Téléphone : <text:span text:style-name="T60">06.</text:span><text:span text:style-name="T2">xx</text:span><text:span text:style-name="T60"> <text:s/>- <text:s text:c="2"/></text:span><text:span text:style-name="T64">Mail : </text:span><text:span text:style-name="T2">xx</text:span></text:p>
            <text:p text:style-name="P60"/>
          </table:table-cell>
        </table:table-row>
        <table:table-row table:style-name="Tableau14.4">
          <table:table-cell table:style-name="Tableau14.A4" office:value-type="string">
            <text:p text:style-name="P20"><text:span text:style-name="T49">Mineur concerné</text:span><text:span text:style-name="T48"> </text:span>: <text:s text:c="2"/><draw:control text:anchor-type="as-char" draw:z-index="4" draw:name="Forme 1" draw:style-name="gr1" draw:text-style-name="P79" svg:width="0.429cm" svg:height="0.375cm" draw:control="control5"/><text:s text:c="2"/><text:span text:style-name="T48">Présent</text:span> <text:s text:c="6"/><draw:control text:anchor-type="as-char" draw:z-index="5" draw:name="Forme 2" draw:style-name="gr1" draw:text-style-name="P79" svg:width="0.429cm" svg:height="0.375cm" draw:control="control6"/><text:s text:c="2"/><text:span text:style-name="T24">Absent (raison) : </text:span></text:p>
          </table:table-cell>
        </table:table-row>
        <table:table-row table:style-name="Tableau14.5">
          <table:table-cell table:style-name="Tableau14.A5" office:value-type="string">
            <text:p text:style-name="P20"><text:span text:style-name="T67">xxxx</text:span><text:span text:style-name="T66"> </text:span><text:span text:style-name="T50">- <text:s/>11</text:span><text:span text:style-name="T51"> ans</text:span><text:span text:style-name="T59"><text:tab/><text:tab/>né(e) le </text:span><text:span text:style-name="T2">xxx</text:span><text:span text:style-name="T60"> </text:span><text:span text:style-name="T59">à </text:span><text:span text:style-name="T2">xx</text:span><text:span text:style-name="T59"> </text:span><text:span text:style-name="T60">(</text:span><text:span text:style-name="T2">xx</text:span><text:span text:style-name="T60">) </text:span></text:p>
          </table:table-cell>
        </table:table-row>
        <table:table-row>
          <table:table-cell table:style-name="Tableau14.A2" office:value-type="string">
            <text:p text:style-name="P21">Adresse : <text:s text:c="2"/><draw:control text:anchor-type="as-char" draw:z-index="8" draw:name="Forme 12" draw:style-name="gr1" draw:text-style-name="P79" svg:width="0.429cm" svg:height="0.375cm" draw:control="control9"/><text:s/><text:span text:style-name="T60">Identique au </text:span><text:span text:style-name="T65">RL présent</text:span> <text:s text:c="5"/><draw:control text:anchor-type="as-char" draw:z-index="9" draw:name="Forme 13" draw:style-name="gr1" draw:text-style-name="P79" svg:width="0.429cm" svg:height="0.375cm" draw:control="control10"/><text:s text:c="2"/><text:span text:style-name="T60">Autre : </text:span><text:s text:c="6"/></text:p>
            <text:p text:style-name="P20">Téléphone : </text:p>
            <text:p text:style-name="P43"/>
            <text:p text:style-name="P33">Classe : <text:span text:style-name="T2">xx </text:span>ème<text:tab/><text:tab/>Établissement : Collège <text:span text:style-name="T9">xxx</text:span><text:span text:style-name="T60"> à </text:span><text:span text:style-name="T9">xxx</text:span> </text:p>
            <text:p text:style-name="P29"><text:span text:style-name="T25">P</text:span><text:span text:style-name="T23">rofesseur principal : </text:span><text:span text:style-name="T27">xx</text:span><text:span text:style-name="T26"> (SVT)</text:span></text:p>
          </table:table-cell>
        </table:table-row>
        <table:table-row>
          <table:table-cell table:style-name="Tableau14.A7" office:value-type="string">
            <text:p text:style-name="P34"><text:span text:style-name="T59">Scolarité</text:span><text:span text:style-name="T45"> </text:span><text:span text:style-name="T59">dans l’établissement : </text:span></text:p>
            <text:p text:style-name="P27">Présent(e) depuis : Rentrée de septembre <text:span text:style-name="T60">2023</text:span></text:p>
            <text:p text:style-name="P22"><text:span text:style-name="T59">Fratrie au sein de l’établissement : </text:span><text:s text:c="2"/><draw:control text:anchor-type="as-char" draw:z-index="6" draw:name="Forme 3" draw:style-name="gr1" draw:text-style-name="P79" svg:width="0.429cm" svg:height="0.375cm" draw:control="control7"/><text:s/><text:span text:style-name="T59">Non</text:span> <text:s text:c="6"/><draw:control text:anchor-type="as-char" draw:z-index="7" draw:name="Forme 4" draw:style-name="gr1" draw:text-style-name="P79" svg:width="0.429cm" svg:height="0.375cm" draw:control="control8"/><text:s/><text:span text:style-name="T25">Oui (précisions) : </text:span></text:p>
          </table:table-cell>
        </table:table-row>
      </table:table>
      <text:p text:style-name="P41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column table:style-name="Tableau15.F"/>
        <table:table-column table:style-name="Tableau15.G"/>
        <table:table-column table:style-name="Tableau15.H"/>
        <table:table-row>
          <table:table-cell table:style-name="Tableau15.A1" table:number-columns-spanned="8" office:value-type="string">
            <text:p text:style-name="P56">RELATIONS DANS L’ÉTABLISSEMENT - PROTAGONIS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2">
          <table:table-cell table:style-name="Tableau15.A2" table:number-columns-spanned="4" office:value-type="string">
            <text:p text:style-name="P67">Camarades en soutien (si utile)</text:p>
          </table:table-cell>
          <table:covered-table-cell/>
          <table:covered-table-cell/>
          <table:covered-table-cell/>
          <table:table-cell table:style-name="Tableau15.E2" table:number-columns-spanned="4" office:value-type="string">
            <text:p text:style-name="P36">Personnes mises en cause</text:p>
          </table:table-cell>
          <table:covered-table-cell/>
          <table:covered-table-cell/>
          <table:covered-table-cell/>
        </table:table-row>
        <table:table-row table:style-name="Tableau15.2">
          <table:table-cell table:style-name="Tableau15.A3" office:value-type="string">
            <text:p text:style-name="P16"/>
          </table:table-cell>
          <table:table-cell table:style-name="Tableau15.B3" office:value-type="string">
            <text:p text:style-name="P17">Prénom</text:p>
          </table:table-cell>
          <table:table-cell table:style-name="Tableau15.C3" office:value-type="string">
            <text:p text:style-name="P17">Nom</text:p>
          </table:table-cell>
          <table:table-cell table:style-name="Tableau15.D3" office:value-type="string">
            <text:p text:style-name="P17">Classe</text:p>
          </table:table-cell>
          <table:table-cell table:style-name="Tableau15.E3" office:value-type="string">
            <text:p text:style-name="P65"/>
          </table:table-cell>
          <table:table-cell table:style-name="Tableau15.F3" office:value-type="string">
            <text:p text:style-name="P18">Prénom</text:p>
          </table:table-cell>
          <table:table-cell table:style-name="Tableau15.G3" office:value-type="string">
            <text:p text:style-name="P18">Nom</text:p>
          </table:table-cell>
          <table:table-cell table:style-name="Tableau15.H3" office:value-type="string">
            <text:p text:style-name="P18">Classe</text:p>
          </table:table-cell>
        </table:table-row>
        <table:table-row table:style-name="Tableau15.2">
          <table:table-cell table:style-name="Tableau15.A4" office:value-type="string">
            <text:p text:style-name="P17">A1</text:p>
          </table:table-cell>
          <table:table-cell table:style-name="Tableau15.B4" office:value-type="string">
            <text:p text:style-name="P19"/>
          </table:table-cell>
          <table:table-cell table:style-name="Tableau15.C4" office:value-type="string">
            <text:p text:style-name="P19"/>
          </table:table-cell>
          <table:table-cell table:style-name="Tableau15.D4" office:value-type="string">
            <text:p text:style-name="P19"/>
          </table:table-cell>
          <table:table-cell table:style-name="Tableau15.A2" office:value-type="string">
            <text:p text:style-name="P18">M1</text:p>
          </table:table-cell>
          <table:table-cell table:style-name="Tableau15.A2" office:value-type="string">
            <text:p text:style-name="P37">xx</text:p>
          </table:table-cell>
          <table:table-cell table:style-name="Tableau15.A2" office:value-type="string">
            <text:p text:style-name="P37">xx</text:p>
          </table:table-cell>
          <table:table-cell table:style-name="Tableau15.E2" office:value-type="string">
            <text:p text:style-name="P38">xx</text:p>
          </table:table-cell>
        </table:table-row>
        <table:table-row table:style-name="Tableau15.2">
          <table:table-cell table:style-name="Tableau15.A4" office:value-type="string">
            <text:p text:style-name="P17">A2</text:p>
          </table:table-cell>
          <table:table-cell table:style-name="Tableau15.B4" office:value-type="string">
            <text:p text:style-name="P17"/>
          </table:table-cell>
          <table:table-cell table:style-name="Tableau15.C4" office:value-type="string">
            <text:p text:style-name="P17"/>
          </table:table-cell>
          <table:table-cell table:style-name="Tableau15.D4" office:value-type="string">
            <text:p text:style-name="P17"/>
          </table:table-cell>
          <table:table-cell table:style-name="Tableau15.E5" office:value-type="string">
            <text:p text:style-name="P18">M2</text:p>
          </table:table-cell>
          <table:table-cell table:style-name="Tableau15.F5" office:value-type="string">
            <text:p text:style-name="P35"/>
          </table:table-cell>
          <table:table-cell table:style-name="Tableau15.G5" office:value-type="string">
            <text:p text:style-name="P35"/>
          </table:table-cell>
          <table:table-cell table:style-name="Tableau15.H5" office:value-type="string">
            <text:p text:style-name="P35"/>
          </table:table-cell>
        </table:table-row>
        <table:table-row table:style-name="Tableau15.2">
          <table:table-cell table:style-name="Tableau15.A4" office:value-type="string">
            <text:p text:style-name="P17">A3</text:p>
          </table:table-cell>
          <table:table-cell table:style-name="Tableau15.B4" office:value-type="string">
            <text:p text:style-name="P17"/>
          </table:table-cell>
          <table:table-cell table:style-name="Tableau15.C4" office:value-type="string">
            <text:p text:style-name="P17"/>
          </table:table-cell>
          <table:table-cell table:style-name="Tableau15.D4" office:value-type="string">
            <text:p text:style-name="P17"/>
          </table:table-cell>
          <table:table-cell table:style-name="Tableau15.E5" office:value-type="string">
            <text:p text:style-name="P18">M3</text:p>
          </table:table-cell>
          <table:table-cell table:style-name="Tableau15.F5" office:value-type="string">
            <text:p text:style-name="P35"/>
          </table:table-cell>
          <table:table-cell table:style-name="Tableau15.G5" office:value-type="string">
            <text:p text:style-name="P35"/>
          </table:table-cell>
          <table:table-cell table:style-name="Tableau15.H5" office:value-type="string">
            <text:p text:style-name="P35"/>
          </table:table-cell>
        </table:table-row>
        <table:table-row table:style-name="Tableau15.2">
          <table:table-cell table:style-name="Tableau15.A7" office:value-type="string">
            <text:p text:style-name="P17">A4</text:p>
          </table:table-cell>
          <table:table-cell table:style-name="Tableau15.B7" office:value-type="string">
            <text:p text:style-name="P17"/>
          </table:table-cell>
          <table:table-cell table:style-name="Tableau15.C7" office:value-type="string">
            <text:p text:style-name="P17"/>
          </table:table-cell>
          <table:table-cell table:style-name="Tableau15.D7" office:value-type="string">
            <text:p text:style-name="P17"/>
          </table:table-cell>
          <table:table-cell table:style-name="Tableau15.E5" office:value-type="string">
            <text:p text:style-name="P18">M4</text:p>
          </table:table-cell>
          <table:table-cell table:style-name="Tableau15.F5" office:value-type="string">
            <text:p text:style-name="P35"/>
          </table:table-cell>
          <table:table-cell table:style-name="Tableau15.G5" office:value-type="string">
            <text:p text:style-name="P35"/>
          </table:table-cell>
          <table:table-cell table:style-name="Tableau15.H5" office:value-type="string">
            <text:p text:style-name="P35"/>
          </table:table-cell>
        </table:table-row>
        <table:table-row>
          <table:table-cell table:style-name="Tableau15.A8" table:number-columns-spanned="8" office:value-type="string">
            <text:p text:style-name="P61">Commentaires <text:span text:style-name="T65">concernant</text:span> les personnes ci-dessus (avec l’aide de l’EPLE si nécessaire ) :</text:p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soft-page-break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5"><text:span text:style-name="T1">EXPOSE D</text:span>ES FAITS :</text:p>
          </table:table-cell>
        </table:table-row>
        <table:table-row>
          <table:table-cell table:style-name="Tableau1.A2" office:value-type="string">
            <text:p text:style-name="P68"><text:span text:style-name="T61">Le mardi 7 février 2024, vers 11 h 30, alors que </text:span><text:span text:style-name="T2">xx</text:span><text:span text:style-name="T61"> accompagne </text:span><text:span text:style-name="T2">xx </text:span><text:span text:style-name="T61">à l’infirmerie, il croise </text:span><text:span text:style-name="T2">xx</text:span><text:span text:style-name="T61"> qui se trouve devant le local de la vie scolaire. Celui-ci </text:span><text:span text:style-name="T10">l’interpelle en lui disant « c’est toi la balance ? »</text:span><text:span text:style-name="T61">, dans un même temps </text:span><text:span text:style-name="T10">il l’attrape par le col et arme son bras droit pour lui décocher un coup de poing au visage. </text:span><text:span text:style-name="T13">xx</text:span><text:span text:style-name="T10"> parvient, </text:span><text:span text:style-name="T11">avec son bras, </text:span><text:span text:style-name="T10">à dévier le coup </text:span><text:span text:style-name="T12">qui se transforme en « mini claque » au niveau de l’oreille. </text:span></text:p>
            <text:p text:style-name="P68"><text:span text:style-name="T62">Le Principal arrive à cet instant et </text:span><text:span text:style-name="T65">sépare</text:span><text:span text:style-name="T62"> les deux adolescents (alors que </text:span><text:span text:style-name="T2">xx</text:span><text:span text:style-name="T62"> s’apprêt</text:span><text:span text:style-name="T65">ait</text:span><text:span text:style-name="T62"> à riposter). </text:span><text:span text:style-name="T2">xx</text:span><text:span text:style-name="T62"> est envoyé à l’infirmerie où l’infirmière scolaire ne détecte aucune blessure (hormis un bourdonnement </text:span><text:span text:style-name="T65">à l’oreille gauche </text:span><text:span text:style-name="T62">qui cesse après quelques minutes). </text:span></text:p>
            <text:p text:style-name="P68"/>
          </table:table-cell>
        </table:table-row>
      </table:table>
      <text:p text:style-name="P15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53"><text:span text:style-name="T62">ATTENTES </text:span><text:span text:style-name="T4">ET CHOIX </text:span><text:span text:style-name="T62">DE LA FAMILLE</text:span> :</text:p>
          </table:table-cell>
        </table:table-row>
        <table:table-row>
          <table:table-cell table:style-name="Tableau3.A2" office:value-type="string">
            <text:p text:style-name="P30">La maman de <text:span text:style-name="T2">xx</text:span> souhaite que son fils ne soit plus importuné et que ce jeune ne recommence pas en comprenant qu’il a mal agit. <text:span text:style-name="T65">Elle pense qu’en parlant avec lui, il pourrait comprendre, </text:span><text:span text:style-name="T68">en tout cas mieux qu’en lui infligeant une sanction pénale. </text:span></text:p>
          </table:table-cell>
        </table:table-row>
        <table:table-row>
          <table:table-cell table:style-name="Tableau3.A2" office:value-type="string">
            <text:p text:style-name="P23"><text:span text:style-name="T55">Volontaire pour </text:span><text:span text:style-name="T57">suivre le protocole TVS</text:span><text:span text:style-name="T62"> après avoir pris connaissance du protocole </text:span>: <text:s text:c="2"/><text:tab/><draw:control text:anchor-type="as-char" draw:z-index="0" draw:name="Forme3" draw:style-name="gr1" draw:text-style-name="P79" svg:width="0.429cm" svg:height="0.375cm" draw:control="control1"/> <text:s/><text:span text:style-name="T62">Oui</text:span> <text:s text:c="3"/><draw:control text:anchor-type="as-char" draw:z-index="10" draw:name="Forme 7" draw:style-name="gr1" draw:text-style-name="P79" svg:width="0.429cm" svg:height="0.375cm" draw:control="control11"/><text:s text:c="2"/><text:span text:style-name="T62">Non </text:span><text:s text:c="4"/></text:p>
            <text:p text:style-name="P23"><text:s text:c="2"/><draw:control text:anchor-type="as-char" draw:z-index="1" draw:name="Forme4" draw:style-name="gr1" draw:text-style-name="P79" svg:width="0.429cm" svg:height="0.375cm" draw:control="control2"/><text:s/><text:span text:style-name="T62">Souhaite réfléchir → <text:s text:c="2"/>Réponse donnée le : </text:span><text:span text:style-name="T63">11/02/23</text:span><text:span text:style-name="T62"> <text:s text:c="7"/>Volontaire après réflexion : <text:s/><text:tab/></text:span><text:span text:style-name="T62"><draw:control text:anchor-type="as-char" draw:z-index="11" draw:name="Forme 8" draw:style-name="gr1" draw:text-style-name="P79" svg:width="0.429cm" svg:height="0.375cm" draw:control="control12"/></text:span><text:span text:style-name="T62"> <text:s/>Oui <text:s text:c="3"/></text:span><text:span text:style-name="T62"><draw:control text:anchor-type="as-char" draw:z-index="12" draw:name="Forme 9" draw:style-name="gr1" draw:text-style-name="P79" svg:width="0.429cm" svg:height="0.375cm" draw:control="control13"/></text:span><text:span text:style-name="T62"><text:s text:c="2"/>Non <text:s text:c="3"/></text:span></text:p>
            <text:p text:style-name="P31"/>
          </table:table-cell>
        </table:table-row>
        <table:table-row>
          <table:table-cell table:style-name="Tableau3.A4" office:value-type="string">
            <text:p text:style-name="P24">C<text:span text:style-name="T4">ommentaire</text:span><text:span text:style-name="T70">s </text:span><text:span text:style-name="T4">(si nécessaire) </text:span> :</text:p>
            <text:p text:style-name="P25"/>
            <text:p text:style-name="P25"/>
          </table:table-cell>
        </table:table-row>
        <table:table-row>
          <table:table-cell table:style-name="Tableau3.A5" office:value-type="string">
            <text:p text:style-name="P25"><text:span text:style-name="T45"><draw:control text:anchor-type="as-char" draw:z-index="13" draw:name="Forme 10" draw:style-name="gr1" draw:text-style-name="P79" svg:width="0.429cm" svg:height="0.375cm" draw:control="control14"/></text:span><text:span text:style-name="T45"><text:s text:c="2"/></text:span><text:span text:style-name="T52">P</text:span><text:span text:style-name="T53">as de dépôt de p</text:span><text:span text:style-name="T52">lainte </text:span><text:span text:style-name="T53">à ce stade. </text:span><text:span text:style-name="T4"><text:s/></text:span><text:span text:style-name="T71">L</text:span><text:span text:style-name="T4">a famille est informée qu’elle a la possibilité, à tout moment, de déposer plainte. La famille est également informée que le Procureur de la République, destinataire de cette procédure peut d’initiative (même en l’absence de plainte), décider </text:span><text:span text:style-name="T73">d’engager</text:span><text:span text:style-name="T4"> de</text:span><text:span text:style-name="T63">s</text:span><text:span text:style-name="T4"> poursuites. </text:span></text:p>
            <text:p text:style-name="P42"/>
            <text:p text:style-name="P25"><text:span text:style-name="T45"><draw:control text:anchor-type="as-char" draw:z-index="14" draw:name="Forme 11" draw:style-name="gr1" draw:text-style-name="P79" svg:width="0.429cm" svg:height="0.375cm" draw:control="control15"/></text:span><text:span text:style-name="T45"><text:s text:c="3"/></text:span><text:span text:style-name="T53">La famille accepte de rencontrer les mis en cause et responsables légaux</text:span><text:span text:style-name="T4"> au cours d’une </text:span><text:span text:style-name="T14">rencontre judiciaire en milieu scolaire</text:span><text:span text:style-name="T9">, </text:span><text:span text:style-name="T4">en présence du référent scolaire Gendarmerie et du chef de l’établissement scolaire concerné. </text:span></text:p>
            <text:p text:style-name="P42"/>
            <text:p text:style-name="P25"><text:span text:style-name="T45"><draw:control text:anchor-type="as-char" draw:z-index="15" draw:name="Forme 14" draw:style-name="gr1" draw:text-style-name="P79" svg:width="0.429cm" svg:height="0.375cm" draw:control="control16"/></text:span><text:span text:style-name="T45"><text:s text:c="3"/></text:span><text:span text:style-name="T53">La famille accepte que ces informations, </text:span><text:span text:style-name="T54">nécessaires au bon traitement d</text:span><text:span text:style-name="T58">u protocole TVS</text:span><text:span text:style-name="T54">,</text:span><text:span text:style-name="T53"> soient communiquées au chef de l’établissement concerné. </text:span></text:p>
            <text:p text:style-name="P69"/>
          </table:table-cell>
        </table:table-row>
      </table:table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49"><text:span text:style-name="T36">AUTRES </text:span><text:span text:style-name="T38">ÉLÉMENTS </text:span><text:span text:style-name="T39">A APPORTER AUX AUTORITÉS DESTINATAIRES </text:span></text:p>
          </table:table-cell>
        </table:table-row>
        <table:table-row>
          <table:table-cell table:style-name="Tableau7.A2" office:value-type="string">
            <text:p text:style-name="P63"><text:tab/></text:p>
            <text:p text:style-name="P63"/>
            <text:p text:style-name="P63"/>
          </table:table-cell>
        </table:table-row>
      </table:table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50"><text:span text:style-name="T36">CLÔTURE ET TRANSMISSION DE LA PROCÉDURE </text:span><text:span text:style-name="T37"><text:s/></text:span></text:p>
          </table:table-cell>
        </table:table-row>
        <table:table-row>
          <table:table-cell table:style-name="Tableau2.A2" office:value-type="string">
            <text:p text:style-name="P64">Pièces jointes : <text:s text:c="11"/></text:p>
            <text:p text:style-name="P46"><text:span text:style-name="T16"><text:s text:c="13"/></text:span><draw:control text:anchor-type="as-char" draw:z-index="2" draw:name="Forme16_26" draw:style-name="gr1" draw:text-style-name="P79" svg:width="0.429cm" svg:height="0.375cm" draw:control="control3"/><text:s text:c="2"/><text:span text:style-name="T17">Compte-rendu de « </text:span><text:span text:style-name="T19">Rencontre Judiciaire en milieu scolaire »</text:span><text:span text:style-name="T16"> <text:s text:c="2"/></text:span><text:span text:style-name="T21"><text:s text:c="5"/></text:span></text:p>
            <text:p text:style-name="P46"><text:span text:style-name="T16"><text:s text:c="13"/></text:span><text:span text:style-name="T16"><draw:control text:anchor-type="as-char" draw:z-index="3" draw:name="Forme16_28" draw:style-name="gr1" draw:text-style-name="P79" svg:width="0.429cm" svg:height="0.375cm" draw:control="control4"/></text:span><text:span text:style-name="T16"><text:s text:c="3"/>Autre(s) document(s) ou annexe(s)  : </text:span><text:span text:style-name="T18">Rapport d’incident rédigé par l’établissement scolaire.</text:span></text:p>
            <text:p text:style-name="P48"><text:span text:style-name="T16"><text:s text:c="13"/></text:span><text:span text:style-name="T16"><draw:control text:anchor-type="as-char" draw:z-index="18" draw:name="Forme16_ 1" draw:style-name="gr1" draw:text-style-name="P79" svg:width="0.429cm" svg:height="0.375cm" draw:control="control19"/></text:span><text:span text:style-name="T16"><text:s text:c="3"/>Autre(s) document(s) ou annexe(s)  : </text:span><text:span text:style-name="T18">Rapport d’incident rédigé par l’établissement scolaire</text:span></text:p>
            <text:p text:style-name="P66"/>
          </table:table-cell>
        </table:table-row>
      </table:table>
      <text:p text:style-name="P47"><text:span text:style-name="T31"><text:tab/></text:span><text:span text:style-name="T40">L'</text:span><text:span text:style-name="T41">enquêteu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-BoldMT" svg:font-family="Arial-BoldMT"/>
    <style:font-face style:name="ArialMT" svg:font-family="ArialMT" style:font-family-generic="swiss"/>
    <style:font-face style:name="Book Antiqua" svg:font-family="'Book Antiqua'"/>
    <style:font-face style:name="Mangal" svg:font-family="Mangal"/>
    <style:font-face style:name="Mangal1" svg:font-family="Mangal" style:font-family-generic="system" style:font-pitch="variable"/>
    <style:font-face style:name="Marianne" svg:font-family="Marianne" style:font-pitch="variable"/>
    <style:font-face style:name="OpenSymbol" svg:font-family="OpenSymbol" style:font-charset="x-symbol"/>
    <style:font-face style:name="OpenSymbol1" svg:font-family="Open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Book Antiqua" fo:font-size="12pt" fo:language="fr" fo:country="FR" style:letter-kerning="true" style:font-name-asian="Arial Unicode MS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Book Antiqua" fo:font-size="12pt" fo:language="fr" fo:country="FR" style:letter-kerning="true" style:font-name-asian="Arial Unicode MS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ook Antiqua" fo:font-family="'Book Antiqua'" fo:font-size="12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Book Antiqua" fo:font-family="'Book Antiqua'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Book Antiqua" fo:font-family="'Book Antiqua'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ook Antiqua" fo:font-family="'Book Antiqua'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85cm" style:type="center"/>
          <style:tab-stop style:position="17.97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0" style:family="table">
      <style:table-properties style:width="18.5cm" table:align="margins"/>
    </style:style>
    <style:style style:name="Tableau10.A" style:family="table-column">
      <style:table-column-properties style:column-width="7.558cm" style:rel-column-width="26778*"/>
    </style:style>
    <style:style style:name="Tableau10.B" style:family="table-column">
      <style:table-column-properties style:column-width="10.941cm" style:rel-column-width="38757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MP1" style:family="paragraph" style:parent-style-name="Header">
      <style:paragraph-properties fo:text-align="end" style:justify-single-word="false"/>
      <style:text-properties style:font-name="Arial" fo:font-size="10pt" officeooo:paragraph-rsid="002ff40d" style:font-size-asian="10pt" style:font-size-complex="10pt"/>
    </style:style>
    <style:style style:name="MP2" style:family="paragraph" style:parent-style-name="Standard" style:list-style-name="ML1">
      <style:paragraph-properties fo:margin-left="0.22cm" fo:margin-right="0cm" fo:text-align="start" style:justify-single-word="false" fo:text-indent="-0.023cm" style:auto-text-indent="false" style:text-autospace="none">
        <style:tab-stops/>
      </style:paragraph-properties>
      <style:text-properties style:font-name="ArialMT" fo:font-size="10pt" style:font-name-asian="ArialMT" style:font-size-asian="10pt" style:font-name-complex="ArialMT" style:font-size-complex="10pt"/>
    </style:style>
    <style:style style:name="MP3" style:family="paragraph" style:parent-style-name="Standard" style:list-style-name="ML1">
      <style:paragraph-properties fo:margin-left="0.035cm" fo:margin-right="-0.009cm" fo:text-align="start" style:justify-single-word="false" fo:text-indent="0cm" style:auto-text-indent="false"/>
      <style:text-properties officeooo:paragraph-rsid="003d728c"/>
    </style:style>
    <style:style style:name="MP4" style:family="paragraph" style:parent-style-name="Table_20_Contents">
      <style:paragraph-properties fo:margin-left="0.035cm" fo:margin-right="-0.009cm" fo:text-align="start" style:justify-single-word="false" fo:text-indent="0cm" style:auto-text-indent="false"/>
      <style:text-properties style:font-name="ArialMT" fo:font-size="10pt" officeooo:rsid="0029afa4" officeooo:paragraph-rsid="00239a77" style:font-name-asian="ArialMT" style:font-size-asian="10pt" style:font-name-complex="ArialMT" style:font-size-complex="10pt"/>
    </style:style>
    <style:style style:name="MP5" style:family="paragraph" style:parent-style-name="Table_20_Contents" style:list-style-name="ML1">
      <style:paragraph-properties fo:margin-left="0.058cm" fo:margin-right="-0.009cm" fo:text-align="start" style:justify-single-word="false" fo:text-indent="0cm" style:auto-text-indent="false"/>
      <style:text-properties style:font-name="ArialMT" fo:font-size="10pt" officeooo:rsid="0029afa4" officeooo:paragraph-rsid="003d728c" style:font-name-asian="ArialMT" style:font-size-asian="10pt" style:font-name-complex="ArialMT" style:font-size-complex="10pt"/>
    </style:style>
    <style:style style:name="MP6" style:family="paragraph" style:parent-style-name="Table_20_Contents" style:list-style-name="ML1">
      <style:paragraph-properties fo:margin-left="0.058cm" fo:margin-right="-0.009cm" fo:text-align="start" style:justify-single-word="false" fo:text-indent="0cm" style:auto-text-indent="false"/>
      <style:text-properties style:font-name="ArialMT" fo:font-size="10pt" officeooo:paragraph-rsid="00239a77" style:font-name-asian="ArialMT" style:font-size-asian="10pt" style:font-name-complex="ArialMT" style:font-size-complex="10pt"/>
    </style:style>
    <style:style style:name="MP7" style:family="paragraph" style:parent-style-name="Table_20_Contents" style:list-style-name="ML2">
      <style:paragraph-properties fo:margin-left="0cm" fo:margin-right="-0.009cm" fo:text-align="start" style:justify-single-word="false" fo:text-indent="0cm" style:auto-text-indent="false">
        <style:tab-stops/>
      </style:paragraph-properties>
      <style:text-properties style:font-name="ArialMT" fo:font-size="10pt" officeooo:paragraph-rsid="00490113" style:font-name-asian="ArialMT" style:font-size-asian="10pt" style:font-name-complex="ArialMT" style:font-size-complex="10pt"/>
    </style:style>
    <style:style style:name="MP8" style:family="paragraph" style:parent-style-name="Table_20_Contents" style:list-style-name="ML2">
      <style:paragraph-properties fo:margin-left="0cm" fo:margin-right="-0.009cm" fo:text-align="start" style:justify-single-word="false" fo:text-indent="0cm" style:auto-text-indent="false">
        <style:tab-stops/>
      </style:paragraph-properties>
      <style:text-properties style:font-name="ArialMT" fo:font-size="10pt" officeooo:rsid="0029afa4" officeooo:paragraph-rsid="0029afa4" style:font-name-asian="ArialMT" style:font-size-asian="10pt" style:font-name-complex="ArialMT" style:font-size-complex="10pt"/>
    </style:style>
    <style:style style:name="MP9" style:family="paragraph" style:parent-style-name="Table_20_Contents">
      <style:paragraph-properties fo:margin-left="0.035cm" fo:margin-right="-0.009cm" fo:text-align="start" style:justify-single-word="false" fo:text-indent="-0.023cm" style:auto-text-indent="false">
        <style:tab-stops/>
      </style:paragraph-properties>
      <style:text-properties style:font-name="ArialMT" fo:font-size="10pt" officeooo:rsid="00490113" officeooo:paragraph-rsid="00490113" style:font-name-asian="ArialMT" style:font-size-asian="10pt" style:font-name-complex="ArialMT" style:font-size-complex="10pt"/>
    </style:style>
    <style:style style:name="MP10" style:family="paragraph" style:parent-style-name="Standard" style:list-style-name="ML1"/>
    <style:style style:name="MT1" style:family="text">
      <style:text-properties officeooo:rsid="0046048e"/>
    </style:style>
    <style:style style:name="MT2" style:family="text">
      <style:text-properties officeooo:rsid="00570174"/>
    </style:style>
    <style:style style:name="MT3" style:family="text">
      <style:text-properties officeooo:rsid="004075c8"/>
    </style:style>
    <style:style style:name="MT4" style:family="text">
      <style:text-properties officeooo:rsid="00490113"/>
    </style:style>
    <style:style style:name="MT5" style:family="text">
      <style:text-properties officeooo:rsid="0031c987"/>
    </style:style>
    <style:style style:name="MT6" style:family="text">
      <style:text-properties style:font-name="ArialMT" fo:font-size="10pt" style:font-name-asian="ArialMT" style:font-size-asian="10pt" style:font-name-complex="ArialMT" style:font-size-complex="10pt"/>
    </style:style>
    <style:style style:name="MT7" style:family="text">
      <style:text-properties style:font-name="ArialMT" fo:font-size="10pt" officeooo:rsid="003d728c" style:font-name-asian="ArialMT" style:font-size-asian="10pt" style:font-name-complex="ArialMT" style:font-size-complex="10pt"/>
    </style:style>
    <style:style style:name="MT8" style:family="text">
      <style:text-properties officeooo:rsid="0038befa"/>
    </style:style>
    <style:style style:name="MT9" style:family="text">
      <style:text-properties officeooo:rsid="005bf245"/>
    </style:style>
    <text:list-style style:name="M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ML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page-layout style:name="Mpm1">
      <style:page-layout-properties fo:page-width="21.001cm" fo:page-height="29.7cm" style:num-format="1" style:print-orientation="portrait" fo:margin-top="1cm" fo:margin-bottom="0.7cm" fo:margin-left="1.4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7cm" fo:margin-bottom="1cm" fo:margin-left="1.4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Procès-verbal n° <text:span text:style-name="MT1">02581</text:span> / <text:span text:style-name="MT2">xx</text:span> / 2<text:span text:style-name="MT1">024</text:span> - <text:s/>Feuillet n° <text:span text:style-name="MT3">2</text:span> / <text:span text:style-name="MT4">2</text:span> <text:s text:c="5"/></text:p>
      </style:header>
    </style:master-page>
    <style:master-page style:name="First_20_Page" style:display-name="First Page" style:page-layout-name="Mpm2" draw:style-name="Mdp1" style:next-style-name="Standard">
      <style:footer>
        <text:list xml:id="list3019352579" text:style-name="ML1">
          <text:list-header>
            <text:p text:style-name="MP2">(DESTINATAIRE<text:span text:style-name="MT5">S</text:span>)<text:tab/><text:tab/> <text:s text:c="21"/>Vu et transmis</text:p>
          </text:list-header>
        </text:list>
        <table:table table:name="Tableau10" table:style-name="Tableau10">
          <table:table-column table:style-name="Tableau10.A"/>
          <table:table-column table:style-name="Tableau10.B"/>
          <table:table-row>
            <table:table-cell table:style-name="Tableau10.A1" office:value-type="string">
              <text:list xml:id="list133143022065889" text:continue-numbering="true" text:style-name="ML1">
                <text:list-header>
                  <text:p text:style-name="MP3"><text:span text:style-name="MT6">[1] </text:span><text:span text:style-name="MT7">PR de Bourg en Bresse (Pool famille)</text:span></text:p>
                </text:list-header>
              </text:list>
              <text:p text:style-name="MP4"/>
              <text:list xml:id="list133142928523626" text:continue-numbering="true" text:style-name="ML1">
                <text:list-header>
                  <text:p text:style-name="MP5"/>
                </text:list-header>
              </text:list>
              <text:p text:style-name="MP4"/>
              <text:list xml:id="list133143041301323" text:continue-numbering="true" text:style-name="ML1">
                <text:list-header>
                  <text:p text:style-name="MP6">[1] Archives <text:span text:style-name="MT8">BTA ORNEX</text:span></text:p>
                </text:list-header>
              </text:list>
            </table:table-cell>
            <table:table-cell table:style-name="Tableau10.B1" office:value-type="string">
              <text:list xml:id="list3170949700" text:style-name="ML2">
                <text:list-header>
                  <text:p text:style-name="MP7"><text:span text:style-name="MT4">Le </text:span><text:span text:style-name="MT4"><text:date style:data-style-name="N37" text:date-value="2024-10-20T13:31:41.718061231">20/10/24</text:date></text:span></text:p>
                  <text:p text:style-name="MP8">par :</text:p>
                </text:list-header>
              </text:list>
              <text:p text:style-name="MP9">L’ADC <text:span text:style-name="MT9">xxx</text:span></text:p>
              <text:p text:style-name="MP9">Référent scolaire </text:p>
              <text:p text:style-name="MP9">BTA ORNEX</text:p>
            </table:table-cell>
          </table:table-row>
        </table:table>
        <text:list xml:id="list133142938601499" text:continue-list="list133143041301323" text:style-name="ML1">
          <text:list-header>
            <text:p text:style-name="MP10"/>
          </text:list-header>
        </text:list>
      </style:footer>
    </style:master-page>
    <style:master-page style:name="Sans_20_nom1" style:display-name="Sans nom1" style:page-layout-name="Mpm3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10:41:23.625180756</meta:creation-date>
    <meta:editing-duration>PT5H22M53S</meta:editing-duration>
    <meta:editing-cycles>19</meta:editing-cycles>
    <meta:generator>LibreOffice/7.3.7.2$Linux_X86_64 LibreOffice_project/30$Build-2</meta:generator>
    <dc:date>2024-10-20T13:31:41.573341741</dc:date>
    <meta:document-statistic meta:table-count="8" meta:image-count="0" meta:object-count="0" meta:page-count="2" meta:paragraph-count="99" meta:word-count="702" meta:character-count="4304" meta:non-whitespace-character-count="3473"/>
  </office:meta>
</office:document-meta>
</file>